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text-properties officeooo:paragraph-rsid="0003aee1"/>
    </style:style>
    <style:style style:name="P2" style:family="paragraph" style:parent-style-name="Standard">
      <style:text-properties fo:font-size="15pt" fo:font-style="normal" fo:font-weight="bold" officeooo:rsid="0006788f" officeooo:paragraph-rsid="0006788f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font-style="normal" fo:font-weight="bold" officeooo:rsid="0006788f" officeooo:paragraph-rsid="000742af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text-properties officeooo:paragraph-rsid="0007c789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Text_20_body">
      <style:text-properties officeooo:paragraph-rsid="0008e3ba"/>
    </style:style>
    <style:style style:name="P7" style:family="paragraph" style:parent-style-name="Text_20_body">
      <style:text-properties officeooo:paragraph-rsid="000e2559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>
      <style:paragraph-properties fo:padding="0.049cm" fo:border="0.06pt solid #e3e3e3"/>
    </style:style>
    <style:style style:name="P18" style:family="paragraph" style:parent-style-name="Text_20_body" style:list-style-name="L11">
      <style:paragraph-properties fo:padding="0.049cm" fo:border="0.06pt solid #e3e3e3"/>
    </style:style>
    <style:style style:name="P19" style:family="paragraph" style:parent-style-name="Text_20_body" style:list-style-name="L12">
      <style:paragraph-properties fo:padding="0.049cm" fo:border="0.06pt solid #e3e3e3"/>
    </style:style>
    <style:style style:name="P20" style:family="paragraph" style:parent-style-name="Text_20_body" style:list-style-name="L13">
      <style:paragraph-properties fo:padding="0.049cm" fo:border="0.06pt solid #e3e3e3"/>
    </style:style>
    <style:style style:name="P21" style:family="paragraph" style:parent-style-name="Text_20_body" style:list-style-name="L14">
      <style:paragraph-properties fo:padding="0.049cm" fo:border="0.06pt solid #e3e3e3"/>
    </style:style>
    <style:style style:name="P22" style:family="paragraph" style:parent-style-name="Text_20_body" style:list-style-name="L15">
      <style:paragraph-properties fo:padding="0.049cm" fo:border="0.06pt solid #e3e3e3"/>
    </style:style>
    <style:style style:name="P23" style:family="paragraph" style:parent-style-name="Text_20_body" style:list-style-name="L16">
      <style:paragraph-properties fo:padding="0.049cm" fo:border="0.06pt solid #e3e3e3"/>
    </style:style>
    <style:style style:name="P24" style:family="paragraph" style:parent-style-name="Text_20_body" style:list-style-name="L17">
      <style:paragraph-properties fo:padding="0.049cm" fo:border="0.06pt solid #e3e3e3"/>
    </style:style>
    <style:style style:name="P25" style:family="paragraph" style:parent-style-name="Text_20_body" style:list-style-name="L17">
      <style:paragraph-properties fo:margin-top="0cm" fo:margin-bottom="0cm" style:contextual-spacing="false" fo:padding="0.049cm" fo:border="0.06pt solid #e3e3e3"/>
    </style:style>
    <style:style style:name="P26" style:family="paragraph" style:parent-style-name="Text_20_body" style:list-style-name="L18">
      <style:paragraph-properties fo:padding="0.049cm" fo:border="0.06pt solid #e3e3e3"/>
    </style:style>
    <style:style style:name="P27" style:family="paragraph" style:parent-style-name="Text_20_body" style:list-style-name="L19">
      <style:paragraph-properties fo:margin-top="0cm" fo:margin-bottom="0cm" style:contextual-spacing="false" fo:padding="0.049cm" fo:border="0.06pt solid #e3e3e3"/>
    </style:style>
    <style:style style:name="P28" style:family="paragraph" style:parent-style-name="Text_20_body" style:list-style-name="L19">
      <style:paragraph-properties fo:padding="0.049cm" fo:border="0.06pt solid #e3e3e3"/>
    </style:style>
    <style:style style:name="P29" style:family="paragraph" style:parent-style-name="Text_20_body" style:list-style-name="L20">
      <style:paragraph-properties fo:margin-top="0cm" fo:margin-bottom="0cm" style:contextual-spacing="false" fo:padding="0.049cm" fo:border="0.06pt solid #e3e3e3"/>
    </style:style>
    <style:style style:name="P30" style:family="paragraph" style:parent-style-name="Text_20_body" style:list-style-name="L20">
      <style:paragraph-properties fo:padding="0.049cm" fo:border="0.06pt solid #e3e3e3"/>
    </style:style>
    <style:style style:name="P31" style:family="paragraph" style:parent-style-name="Text_20_body" style:list-style-name="L21">
      <style:paragraph-properties fo:margin-top="0cm" fo:margin-bottom="0cm" style:contextual-spacing="false" fo:padding="0.049cm" fo:border="0.06pt solid #e3e3e3"/>
    </style:style>
    <style:style style:name="P32" style:family="paragraph" style:parent-style-name="Text_20_body" style:list-style-name="L21">
      <style:paragraph-properties fo:padding="0.049cm" fo:border="0.06pt solid #e3e3e3"/>
    </style:style>
    <style:style style:name="P33" style:family="paragraph" style:parent-style-name="Text_20_body" style:list-style-name="L22">
      <style:paragraph-properties fo:padding="0.049cm" fo:border="0.06pt solid #e3e3e3"/>
    </style:style>
    <style:style style:name="P34" style:family="paragraph" style:parent-style-name="Text_20_body" style:list-style-name="L23">
      <style:paragraph-properties fo:padding="0.049cm" fo:border="0.06pt solid #e3e3e3"/>
    </style:style>
    <style:style style:name="P35" style:family="paragraph" style:parent-style-name="Text_20_body" style:list-style-name="L24">
      <style:paragraph-properties fo:padding="0.049cm" fo:border="0.06pt solid #e3e3e3"/>
    </style:style>
    <style:style style:name="P36" style:family="paragraph" style:parent-style-name="Text_20_body" style:list-style-name="L25">
      <style:paragraph-properties fo:padding="0.049cm" fo:border="0.06pt solid #e3e3e3"/>
    </style:style>
    <style:style style:name="P37" style:family="paragraph" style:parent-style-name="Text_20_body" style:list-style-name="L26">
      <style:paragraph-properties fo:padding="0.049cm" fo:border="0.06pt solid #e3e3e3"/>
    </style:style>
    <style:style style:name="P38" style:family="paragraph" style:parent-style-name="Text_20_body" style:list-style-name="L27">
      <style:paragraph-properties fo:padding="0.049cm" fo:border="0.06pt solid #e3e3e3"/>
    </style:style>
    <style:style style:name="P39" style:family="paragraph" style:parent-style-name="Text_20_body" style:list-style-name="L28">
      <style:paragraph-properties fo:padding="0.049cm" fo:border="0.06pt solid #e3e3e3"/>
    </style:style>
    <style:style style:name="P40" style:family="paragraph" style:parent-style-name="Text_20_body" style:list-style-name="L29">
      <style:paragraph-properties fo:padding="0.049cm" fo:border="0.06pt solid #e3e3e3"/>
    </style:style>
    <style:style style:name="P41" style:family="paragraph" style:parent-style-name="Text_20_body" style:list-style-name="L30">
      <style:paragraph-properties fo:padding="0.049cm" fo:border="0.06pt solid #e3e3e3"/>
    </style:style>
    <style:style style:name="P42" style:family="paragraph" style:parent-style-name="Text_20_body" style:list-style-name="L31">
      <style:paragraph-properties fo:padding="0.049cm" fo:border="0.06pt solid #e3e3e3"/>
    </style:style>
    <style:style style:name="P43" style:family="paragraph" style:parent-style-name="Text_20_body" style:list-style-name="L32">
      <style:paragraph-properties fo:padding="0.049cm" fo:border="0.06pt solid #e3e3e3"/>
    </style:style>
    <style:style style:name="P44" style:family="paragraph" style:parent-style-name="Text_20_body" style:list-style-name="L33">
      <style:paragraph-properties fo:padding="0.049cm" fo:border="0.06pt solid #e3e3e3"/>
    </style:style>
    <style:style style:name="P45" style:family="paragraph" style:parent-style-name="Text_20_body" style:list-style-name="L34">
      <style:paragraph-properties fo:padding="0.049cm" fo:border="0.06pt solid #e3e3e3"/>
    </style:style>
    <style:style style:name="P46" style:family="paragraph" style:parent-style-name="Text_20_body" style:list-style-name="L35">
      <style:paragraph-properties fo:padding="0.049cm" fo:border="0.06pt solid #e3e3e3"/>
    </style:style>
    <style:style style:name="P47" style:family="paragraph" style:parent-style-name="Text_20_body" style:list-style-name="L36">
      <style:paragraph-properties fo:padding="0.049cm" fo:border="0.06pt solid #e3e3e3"/>
    </style:style>
    <style:style style:name="P48" style:family="paragraph" style:parent-style-name="Text_20_body" style:list-style-name="L37">
      <style:paragraph-properties fo:padding="0.049cm" fo:border="0.06pt solid #e3e3e3"/>
    </style:style>
    <style:style style:name="P49" style:family="paragraph" style:parent-style-name="Text_20_body" style:list-style-name="L38">
      <style:paragraph-properties fo:padding="0.049cm" fo:border="0.06pt solid #e3e3e3"/>
    </style:style>
    <style:style style:name="P50" style:family="paragraph" style:parent-style-name="Text_20_body" style:list-style-name="L39">
      <style:paragraph-properties fo:padding="0.049cm" fo:border="0.06pt solid #e3e3e3"/>
    </style:style>
    <style:style style:name="P51" style:family="paragraph" style:parent-style-name="Text_20_body" style:list-style-name="L40">
      <style:paragraph-properties fo:padding="0.049cm" fo:border="0.06pt solid #e3e3e3"/>
    </style:style>
    <style:style style:name="P52" style:family="paragraph" style:parent-style-name="Text_20_body" style:list-style-name="L41">
      <style:paragraph-properties fo:padding="0.049cm" fo:border="0.06pt solid #e3e3e3"/>
    </style:style>
    <style:style style:name="P53" style:family="paragraph" style:parent-style-name="Text_20_body" style:list-style-name="L42">
      <style:paragraph-properties fo:padding="0.049cm" fo:border="0.06pt solid #e3e3e3"/>
    </style:style>
    <style:style style:name="P54" style:family="paragraph" style:parent-style-name="Text_20_body" style:list-style-name="L43">
      <style:paragraph-properties fo:padding="0.049cm" fo:border="0.06pt solid #e3e3e3"/>
    </style:style>
    <style:style style:name="P55" style:family="paragraph" style:parent-style-name="Text_20_body" style:list-style-name="L44">
      <style:paragraph-properties fo:padding="0.049cm" fo:border="0.06pt solid #e3e3e3"/>
    </style:style>
    <style:style style:name="P56" style:family="paragraph" style:parent-style-name="Text_20_body" style:list-style-name="L45">
      <style:paragraph-properties fo:padding="0.049cm" fo:border="0.06pt solid #e3e3e3"/>
    </style:style>
    <style:style style:name="P57" style:family="paragraph" style:parent-style-name="Text_20_body" style:list-style-name="L46">
      <style:paragraph-properties fo:padding="0.049cm" fo:border="0.06pt solid #e3e3e3"/>
    </style:style>
    <style:style style:name="P58" style:family="paragraph" style:parent-style-name="Text_20_body" style:list-style-name="L47">
      <style:paragraph-properties fo:padding="0.049cm" fo:border="0.06pt solid #e3e3e3"/>
    </style:style>
    <style:style style:name="P59" style:family="paragraph" style:parent-style-name="Text_20_body" style:list-style-name="L48">
      <style:paragraph-properties fo:padding="0.049cm" fo:border="0.06pt solid #e3e3e3"/>
    </style:style>
    <style:style style:name="P60" style:family="paragraph" style:parent-style-name="Text_20_body" style:list-style-name="L49">
      <style:paragraph-properties fo:padding="0.049cm" fo:border="0.06pt solid #e3e3e3"/>
    </style:style>
    <style:style style:name="P61" style:family="paragraph" style:parent-style-name="Text_20_body" style:list-style-name="L50">
      <style:paragraph-properties fo:padding="0.049cm" fo:border="0.06pt solid #e3e3e3"/>
    </style:style>
    <style:style style:name="P62" style:family="paragraph" style:parent-style-name="Text_20_body" style:list-style-name="L51">
      <style:paragraph-properties fo:padding="0.049cm" fo:border="0.06pt solid #e3e3e3"/>
    </style:style>
    <style:style style:name="P63" style:family="paragraph" style:parent-style-name="Text_20_body" style:list-style-name="L52">
      <style:paragraph-properties fo:padding="0.049cm" fo:border="0.06pt solid #e3e3e3"/>
    </style:style>
    <style:style style:name="P64" style:family="paragraph" style:parent-style-name="Text_20_body" style:list-style-name="L53">
      <style:paragraph-properties fo:padding="0.049cm" fo:border="0.06pt solid #e3e3e3"/>
    </style:style>
    <style:style style:name="P65" style:family="paragraph" style:parent-style-name="Text_20_body" style:list-style-name="L54">
      <style:paragraph-properties fo:padding="0.049cm" fo:border="0.06pt solid #e3e3e3"/>
    </style:style>
    <style:style style:name="P66" style:family="paragraph" style:parent-style-name="Text_20_body" style:list-style-name="L55">
      <style:paragraph-properties fo:padding="0.049cm" fo:border="0.06pt solid #e3e3e3"/>
    </style:style>
    <style:style style:name="P67" style:family="paragraph" style:parent-style-name="Text_20_body" style:list-style-name="L56">
      <style:paragraph-properties fo:padding="0.049cm" fo:border="0.06pt solid #e3e3e3"/>
    </style:style>
    <style:style style:name="P68" style:family="paragraph" style:parent-style-name="Text_20_body" style:list-style-name="L57">
      <style:paragraph-properties fo:padding="0.049cm" fo:border="0.06pt solid #e3e3e3"/>
    </style:style>
    <style:style style:name="P69" style:family="paragraph" style:parent-style-name="Text_20_body" style:list-style-name="L58">
      <style:paragraph-properties fo:padding="0.049cm" fo:border="0.06pt solid #e3e3e3"/>
    </style:style>
    <style:style style:name="P70" style:family="paragraph" style:parent-style-name="Text_20_body" style:list-style-name="L59">
      <style:paragraph-properties fo:padding="0.049cm" fo:border="0.06pt solid #e3e3e3"/>
    </style:style>
    <style:style style:name="P71" style:family="paragraph" style:parent-style-name="Text_20_body" style:list-style-name="L60">
      <style:paragraph-properties fo:padding="0.049cm" fo:border="0.06pt solid #e3e3e3"/>
    </style:style>
    <style:style style:name="P72" style:family="paragraph" style:parent-style-name="Text_20_body" style:list-style-name="L61">
      <style:paragraph-properties fo:padding="0.049cm" fo:border="0.06pt solid #e3e3e3"/>
    </style:style>
    <style:style style:name="P73" style:family="paragraph" style:parent-style-name="Text_20_body" style:list-style-name="L62">
      <style:paragraph-properties fo:padding="0.049cm" fo:border="0.06pt solid #e3e3e3"/>
    </style:style>
    <style:style style:name="P74" style:family="paragraph" style:parent-style-name="Text_20_body" style:list-style-name="L63">
      <style:paragraph-properties fo:padding="0.049cm" fo:border="0.06pt solid #e3e3e3"/>
    </style:style>
    <style:style style:name="P75" style:family="paragraph" style:parent-style-name="Text_20_body">
      <style:text-properties officeooo:paragraph-rsid="0008e3ba"/>
    </style:style>
    <style:style style:name="P76" style:family="paragraph" style:parent-style-name="Text_20_body">
      <style:paragraph-properties fo:padding="0.049cm" fo:border="0.06pt solid #e3e3e3"/>
    </style:style>
    <style:style style:name="P77" style:family="paragraph" style:parent-style-name="Text_20_body" style:list-style-name="L64">
      <style:paragraph-properties fo:margin-top="0cm" fo:margin-bottom="0cm" style:contextual-spacing="false" fo:padding="0.049cm" fo:border="0.06pt solid #e3e3e3"/>
    </style:style>
    <style:style style:name="P78" style:family="paragraph" style:parent-style-name="Text_20_body" style:list-style-name="L64">
      <style:paragraph-properties fo:padding="0.049cm" fo:border="0.06pt solid #e3e3e3"/>
    </style:style>
    <style:style style:name="P79" style:family="paragraph" style:parent-style-name="Text_20_body" style:list-style-name="L65">
      <style:paragraph-properties fo:padding="0.049cm" fo:border="0.06pt solid #e3e3e3"/>
    </style:style>
    <style:style style:name="P80" style:family="paragraph" style:parent-style-name="Text_20_body" style:list-style-name="L66">
      <style:paragraph-properties fo:margin-top="0cm" fo:margin-bottom="0cm" style:contextual-spacing="false" fo:padding="0.049cm" fo:border="0.06pt solid #e3e3e3"/>
    </style:style>
    <style:style style:name="P81" style:family="paragraph" style:parent-style-name="Text_20_body" style:list-style-name="L66">
      <style:paragraph-properties fo:padding="0.049cm" fo:border="0.06pt solid #e3e3e3"/>
    </style:style>
    <style:style style:name="P82" style:family="paragraph" style:parent-style-name="Text_20_body" style:list-style-name="L67">
      <style:paragraph-properties fo:padding="0.049cm" fo:border="0.06pt solid #e3e3e3"/>
    </style:style>
    <style:style style:name="P83" style:family="paragraph" style:parent-style-name="Text_20_body" style:list-style-name="L68">
      <style:paragraph-properties fo:margin-top="0cm" fo:margin-bottom="0cm" style:contextual-spacing="false" fo:padding="0.049cm" fo:border="0.06pt solid #e3e3e3"/>
    </style:style>
    <style:style style:name="P84" style:family="paragraph" style:parent-style-name="Text_20_body" style:list-style-name="L68">
      <style:paragraph-properties fo:padding="0.049cm" fo:border="0.06pt solid #e3e3e3"/>
    </style:style>
    <style:style style:name="P85" style:family="paragraph" style:parent-style-name="Text_20_body" style:list-style-name="L69">
      <style:paragraph-properties fo:padding="0.049cm" fo:border="0.06pt solid #e3e3e3"/>
    </style:style>
    <style:style style:name="P86" style:family="paragraph" style:parent-style-name="Text_20_body" style:list-style-name="L70">
      <style:paragraph-properties fo:margin-top="0cm" fo:margin-bottom="0cm" style:contextual-spacing="false" fo:padding="0.049cm" fo:border="0.06pt solid #e3e3e3"/>
    </style:style>
    <style:style style:name="P87" style:family="paragraph" style:parent-style-name="Text_20_body" style:list-style-name="L70">
      <style:paragraph-properties fo:padding="0.049cm" fo:border="0.06pt solid #e3e3e3"/>
    </style:style>
    <style:style style:name="P88" style:family="paragraph" style:parent-style-name="Text_20_body" style:list-style-name="L71">
      <style:paragraph-properties fo:padding="0.049cm" fo:border="0.06pt solid #e3e3e3"/>
    </style:style>
    <style:style style:name="P89" style:family="paragraph" style:parent-style-name="Text_20_body" style:list-style-name="L72">
      <style:paragraph-properties fo:padding="0.049cm" fo:border="0.06pt solid #e3e3e3"/>
    </style:style>
    <style:style style:name="P90" style:family="paragraph" style:parent-style-name="Text_20_body" style:list-style-name="L73">
      <style:paragraph-properties fo:margin-top="0cm" fo:margin-bottom="0cm" style:contextual-spacing="false" fo:padding="0.049cm" fo:border="0.06pt solid #e3e3e3"/>
    </style:style>
    <style:style style:name="P91" style:family="paragraph" style:parent-style-name="Text_20_body" style:list-style-name="L73">
      <style:paragraph-properties fo:padding="0.049cm" fo:border="0.06pt solid #e3e3e3"/>
    </style:style>
    <style:style style:name="P92" style:family="paragraph" style:parent-style-name="Text_20_body" style:list-style-name="L74">
      <style:paragraph-properties fo:padding="0.049cm" fo:border="0.06pt solid #e3e3e3"/>
    </style:style>
    <style:style style:name="P93" style:family="paragraph" style:parent-style-name="Text_20_body" style:list-style-name="L75">
      <style:paragraph-properties fo:margin-top="0cm" fo:margin-bottom="0cm" style:contextual-spacing="false" fo:padding="0.049cm" fo:border="0.06pt solid #e3e3e3"/>
    </style:style>
    <style:style style:name="P94" style:family="paragraph" style:parent-style-name="Text_20_body" style:list-style-name="L75">
      <style:paragraph-properties fo:padding="0.049cm" fo:border="0.06pt solid #e3e3e3"/>
    </style:style>
    <style:style style:name="P95" style:family="paragraph" style:parent-style-name="Text_20_body" style:list-style-name="L76">
      <style:paragraph-properties fo:padding="0.049cm" fo:border="0.06pt solid #e3e3e3"/>
    </style:style>
    <style:style style:name="P96" style:family="paragraph" style:parent-style-name="Text_20_body" style:list-style-name="L77">
      <style:paragraph-properties fo:margin-top="0cm" fo:margin-bottom="0cm" style:contextual-spacing="false" fo:padding="0.049cm" fo:border="0.06pt solid #e3e3e3"/>
    </style:style>
    <style:style style:name="P97" style:family="paragraph" style:parent-style-name="Text_20_body" style:list-style-name="L77">
      <style:paragraph-properties fo:padding="0.049cm" fo:border="0.06pt solid #e3e3e3"/>
    </style:style>
    <style:style style:name="P98" style:family="paragraph" style:parent-style-name="Text_20_body" style:list-style-name="L78">
      <style:paragraph-properties fo:padding="0.049cm" fo:border="0.06pt solid #e3e3e3"/>
    </style:style>
    <style:style style:name="P99" style:family="paragraph" style:parent-style-name="Text_20_body" style:list-style-name="L79">
      <style:paragraph-properties fo:margin-top="0cm" fo:margin-bottom="0cm" style:contextual-spacing="false" fo:padding="0.049cm" fo:border="0.06pt solid #e3e3e3"/>
    </style:style>
    <style:style style:name="P100" style:family="paragraph" style:parent-style-name="Text_20_body" style:list-style-name="L79">
      <style:paragraph-properties fo:padding="0.049cm" fo:border="0.06pt solid #e3e3e3"/>
    </style:style>
    <style:style style:name="P101" style:family="paragraph" style:parent-style-name="Text_20_body" style:list-style-name="L80">
      <style:paragraph-properties fo:padding="0.049cm" fo:border="0.06pt solid #e3e3e3"/>
    </style:style>
    <style:style style:name="P102" style:family="paragraph" style:parent-style-name="Text_20_body" style:list-style-name="L81">
      <style:paragraph-properties fo:margin-top="0cm" fo:margin-bottom="0cm" style:contextual-spacing="false" fo:padding="0.049cm" fo:border="0.06pt solid #e3e3e3"/>
    </style:style>
    <style:style style:name="P103" style:family="paragraph" style:parent-style-name="Text_20_body" style:list-style-name="L81">
      <style:paragraph-properties fo:padding="0.049cm" fo:border="0.06pt solid #e3e3e3"/>
    </style:style>
    <style:style style:name="P104" style:family="paragraph" style:parent-style-name="Text_20_body" style:list-style-name="L82">
      <style:paragraph-properties fo:padding="0.049cm" fo:border="0.06pt solid #e3e3e3"/>
    </style:style>
    <style:style style:name="P105" style:family="paragraph" style:parent-style-name="Text_20_body" style:list-style-name="L83">
      <style:paragraph-properties fo:margin-top="0cm" fo:margin-bottom="0cm" style:contextual-spacing="false" fo:padding="0.049cm" fo:border="0.06pt solid #e3e3e3"/>
    </style:style>
    <style:style style:name="P106" style:family="paragraph" style:parent-style-name="Text_20_body" style:list-style-name="L83">
      <style:paragraph-properties fo:padding="0.049cm" fo:border="0.06pt solid #e3e3e3"/>
    </style:style>
    <style:style style:name="P107" style:family="paragraph" style:parent-style-name="Text_20_body" style:list-style-name="L84">
      <style:paragraph-properties fo:padding="0.049cm" fo:border="0.06pt solid #e3e3e3"/>
    </style:style>
    <style:style style:name="P108" style:family="paragraph" style:parent-style-name="Text_20_body" style:list-style-name="L85">
      <style:paragraph-properties fo:margin-top="0cm" fo:margin-bottom="0cm" style:contextual-spacing="false" fo:padding="0.049cm" fo:border="0.06pt solid #e3e3e3"/>
    </style:style>
    <style:style style:name="P109" style:family="paragraph" style:parent-style-name="Text_20_body" style:list-style-name="L85">
      <style:paragraph-properties fo:padding="0.049cm" fo:border="0.06pt solid #e3e3e3"/>
    </style:style>
    <style:style style:name="P110" style:family="paragraph" style:parent-style-name="Text_20_body" style:list-style-name="L86">
      <style:paragraph-properties fo:padding="0.049cm" fo:border="0.06pt solid #e3e3e3"/>
    </style:style>
    <style:style style:name="P111" style:family="paragraph" style:parent-style-name="Text_20_body" style:list-style-name="L87">
      <style:paragraph-properties fo:padding="0.049cm" fo:border="0.06pt solid #e3e3e3"/>
    </style:style>
    <style:style style:name="P112" style:family="paragraph" style:parent-style-name="Text_20_body" style:list-style-name="L88">
      <style:paragraph-properties fo:margin-top="0cm" fo:margin-bottom="0cm" style:contextual-spacing="false" fo:padding="0.049cm" fo:border="0.06pt solid #e3e3e3"/>
    </style:style>
    <style:style style:name="P113" style:family="paragraph" style:parent-style-name="Text_20_body" style:list-style-name="L88">
      <style:paragraph-properties fo:padding="0.049cm" fo:border="0.06pt solid #e3e3e3"/>
    </style:style>
    <style:style style:name="P114" style:family="paragraph" style:parent-style-name="Text_20_body" style:list-style-name="L89">
      <style:paragraph-properties fo:padding="0.049cm" fo:border="0.06pt solid #e3e3e3"/>
    </style:style>
    <style:style style:name="P115" style:family="paragraph" style:parent-style-name="Text_20_body" style:list-style-name="L90">
      <style:paragraph-properties fo:margin-top="0cm" fo:margin-bottom="0cm" style:contextual-spacing="false" fo:padding="0.049cm" fo:border="0.06pt solid #e3e3e3"/>
    </style:style>
    <style:style style:name="P116" style:family="paragraph" style:parent-style-name="Text_20_body" style:list-style-name="L90">
      <style:paragraph-properties fo:padding="0.049cm" fo:border="0.06pt solid #e3e3e3"/>
    </style:style>
    <style:style style:name="P117" style:family="paragraph" style:parent-style-name="Text_20_body" style:list-style-name="L91">
      <style:paragraph-properties fo:padding="0.049cm" fo:border="0.06pt solid #e3e3e3"/>
    </style:style>
    <style:style style:name="P118" style:family="paragraph" style:parent-style-name="Text_20_body" style:list-style-name="L92">
      <style:paragraph-properties fo:margin-top="0cm" fo:margin-bottom="0cm" style:contextual-spacing="false" fo:padding="0.049cm" fo:border="0.06pt solid #e3e3e3"/>
    </style:style>
    <style:style style:name="P119" style:family="paragraph" style:parent-style-name="Text_20_body" style:list-style-name="L92">
      <style:paragraph-properties fo:padding="0.049cm" fo:border="0.06pt solid #e3e3e3"/>
    </style:style>
    <style:style style:name="P120" style:family="paragraph" style:parent-style-name="Text_20_body" style:list-style-name="L93">
      <style:paragraph-properties fo:padding="0.049cm" fo:border="0.06pt solid #e3e3e3"/>
    </style:style>
    <style:style style:name="P121" style:family="paragraph" style:parent-style-name="Text_20_body" style:list-style-name="L94">
      <style:paragraph-properties fo:margin-top="0cm" fo:margin-bottom="0cm" style:contextual-spacing="false" fo:padding="0.049cm" fo:border="0.06pt solid #e3e3e3"/>
    </style:style>
    <style:style style:name="P122" style:family="paragraph" style:parent-style-name="Text_20_body" style:list-style-name="L94">
      <style:paragraph-properties fo:padding="0.049cm" fo:border="0.06pt solid #e3e3e3"/>
    </style:style>
    <style:style style:name="P123" style:family="paragraph" style:parent-style-name="Text_20_body" style:list-style-name="L95">
      <style:paragraph-properties fo:padding="0.049cm" fo:border="0.06pt solid #e3e3e3"/>
    </style:style>
    <style:style style:name="P124" style:family="paragraph" style:parent-style-name="Text_20_body" style:list-style-name="L96">
      <style:paragraph-properties fo:padding="0.049cm" fo:border="0.06pt solid #e3e3e3"/>
    </style:style>
    <style:style style:name="T1" style:family="text">
      <style:text-properties officeooo:rsid="0003aee1"/>
    </style:style>
    <style:style style:name="T2" style:family="text">
      <style:text-properties fo:font-weight="bold" officeooo:rsid="0003aee1" style:font-weight-asian="bold" style:font-weight-complex="bold"/>
    </style:style>
    <style:style style:name="T3" style:family="text">
      <style:text-properties officeooo:rsid="000742af"/>
    </style:style>
    <style:style style:name="T4" style:family="text">
      <style:text-properties loext:padding="0.049cm" loext:border="0.06pt solid #e3e3e3"/>
    </style:style>
    <style:style style:name="T5" style:family="text">
      <style:text-properties fo:font-size="15pt" fo:font-weight="bold" style:font-size-asian="15pt" style:font-weight-asian="bold" style:font-size-complex="15pt" style:font-weight-complex="bold" loext:padding="0.049cm" loext:border="0.06pt solid #e3e3e3"/>
    </style:style>
    <style:style style:name="T6" style:family="text">
      <style:text-properties fo:font-variant="normal" fo:text-transform="none" fo:color="#0d0d0d" loext:opacity="100%" style:font-name="S hne" fo:font-size="12pt" fo:letter-spacing="normal" fo:font-style="normal"/>
    </style:style>
    <style:style style:name="T7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8" style:family="text">
      <style:text-properties fo:font-variant="normal" fo:text-transform="none" fo:color="#0d0d0d" loext:opacity="100%" style:font-name="S hne" fo:font-size="12pt" fo:letter-spacing="normal" fo:font-style="normal" loext:padding="0.049cm" loext:border="0.06pt solid #e3e3e3"/>
    </style:style>
    <style:style style:name="T9" style:family="text">
      <style:text-properties officeooo:rsid="000e25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9">16/05/2023</text:span></text:span></text:p>
      <text:p text:style-name="P7"><text:span text:style-name="Strong_20_Emphasis"><text:span text:style-name="T9">Ministerio Pentecostal Terra de Milagres</text:span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Revelaç</text:span></text:span><text:span text:style-name="Strong_20_Emphasis"><text:span text:style-name="T2">õ</text:span></text:span><text:span text:style-name="Strong_20_Emphasis"><text:span text:style-name="T1">es sobre a criaç</text:span></text:span><text:span text:style-name="Strong_20_Emphasis"><text:span text:style-name="T2">ã</text:span></text:span><text:span text:style-name="Strong_20_Emphasis"><text:span text:style-name="T1">o parte 1:</text:span></text:span></text:p>
      <text:p text:style-name="P1"><text:span text:style-name="Strong_20_Emphasis"/></text:p>
      <text:p text:style-name="P1"><text:span text:style-name="Strong_20_Emphasis"><text:span text:style-name="T1">data 06/05/2023, inicio das perguntas feitas a Deus e reveladas através do <text:s/>espirito <text:s/>santo por profecia.</text:span></text:span></text:p>
      <text:p text:style-name="Text_20_body"><text:span text:style-name="Strong_20_Emphasis"/></text:p>
      <text:p text:style-name="Text_20_body"><text:span text:style-name="Strong_20_Emphasis">Relatório: Dimensões Espirituais, Vida Extraterrestre e a Relação entre Deus e Tecnologia</text:span></text:p>
      <text:p text:style-name="Text_20_body">Este relatório abordará três tópicos distintos relacionados a dimensões espirituais, vida extraterrestre e a relação entre Deus e tecnologia. Cada tópico será discutido separadamente com suas respectivas perguntas e respostas.</text:p>
      <text:p text:style-name="Text_20_body"><text:span text:style-name="Strong_20_Emphasis">Tópico 1: Dimensões Espirituais e sua Influência na Realidade</text:span></text:p>
      <text:p text:style-name="Text_20_body"><text:span text:style-name="Strong_20_Emphasis">Pergunta:</text:span> O Universo está dentro de outra Universo? <text:span text:style-name="Strong_20_Emphasis">Resposta:</text:span> O universo está dentro de dimensões, onde a matéria e a luz desempenham papéis fundamentais.</text:p>
      <text:list xml:id="list3848637109" text:style-name="L1">
        <text:list-item>
          <text:p text:style-name="P8"><text:span text:style-name="Strong_20_Emphasis">Dimensão da Luz (Reino de Deus) e a Natureza da Luz:</text:span> Esta dimensão é frequentemente associada a conceitos espirituais e religiosos. A luz é vista como um símbolo de iluminação, conhecimento e divindade. A luz é uma forma de energia eletromagnética que se propaga através do espaço em forma de ondas, com características de partícula e onda, de acordo com a teoria da dualidade onda-partícula. A luz visível é composta por diferentes comprimentos de onda que correspondem às diferentes cores do espectro eletromagnético [1]. Essa dimensão espiritual é frequentemente interpretada como um reino de luz e compreensão.</text:p>
        </text:list-item>
        <text:list-item>
          <text:p text:style-name="P8"><text:span text:style-name="Strong_20_Emphasis">Dimensão das Trevas (Reino de Satanás) e a Matéria Escura:</text:span> Contrapondo-se à Dimensão da Luz, o "Reino das Trevas" é associado ao mal, às forças malignas e ao desconhecido. Da mesma forma, a "matéria escura" é uma forma de matéria invisível que não emite luz visível, mas que é detectada por sua influência gravitacional observável. Assim como a escuridão é a ausência de luz, a matéria escura é invisível à luz visível e é misteriosa em sua natureza. A analogia entre "trevas" e "matéria escura" pode ser feita para representar o desconhecido e o invisível.</text:p>
        </text:list-item>
        <text:list-item>
          <text:p text:style-name="P8"><text:span text:style-name="Strong_20_Emphasis">Nossa Dimensão (Universo Observável) e a Natureza da Matéria:</text:span> A nossa dimensão, composta pelo universo observável, é o foco da ciência convencional. A matéria, que compõe tudo o que observamos, é composta por átomos e subpartículas que interagem por meio de forças fundamentais da física. A luz é fundamental para a observação e compreensão da matéria, pois a interação da luz com a matéria é a base da óptica e da espectroscopia, permitindo-nos estudar a composição e propriedades da matéria.</text:p>
        </text:list-item>
      </text:list>
      <text:p text:style-name="Text_20_body"><text:span text:style-name="Strong_20_Emphasis">Tópico 2: A Busca por Vida Humana em Outros Planetas</text:span></text:p>
      <text:p text:style-name="Text_20_body"><text:soft-page-break/><text:span text:style-name="Strong_20_Emphasis">Pergunta:</text:span> Existe vida humana em outros planetas? <text:span text:style-name="Strong_20_Emphasis">Resposta:</text:span> Não.</text:p>
      <text:list xml:id="list527409259" text:style-name="L2">
        <text:list-item>
          <text:p text:style-name="P9">Este relatório reflete a realidade atual da pesquisa científica, que não encontrou evidências de vida humana em outros planetas. A busca por vida extraterrestre continua sendo uma área ativa de pesquisa, mas até o momento, não há confirmação de vida humana fora da Terra.</text:p>
        </text:list-item>
      </text:list>
      <text:p text:style-name="Text_20_body"><text:span text:style-name="Strong_20_Emphasis">Tópico 3: Deus e a Tecnologia - Limitações Éticas</text:span></text:p>
      <text:p text:style-name="Text_20_body"><text:span text:style-name="Strong_20_Emphasis">Pergunta:</text:span> Deus é contra a tecnologia? <text:span text:style-name="Strong_20_Emphasis">Resposta:</text:span> Não, desde que a tecnologia não domine o homem, não altere seu DNA e não afete seus pensamentos e consciência.</text:p>
      <text:list xml:id="list3971898738" text:style-name="L3">
        <text:list-item>
          <text:p text:style-name="P10">Esta resposta reflete uma perspectiva específica que enfatiza a importância de usar a tecnologia de maneira ética e responsável. As preocupações éticas mencionadas incluem a dominação humana pela tecnologia, a alteração genética e a influência sobre o pensamento e a consciência humanos. A busca pela harmonia entre a tecnologia e os valores éticos é um tópico relevante e em constante evolução em nossas sociedades.</text:p>
        </text:list-item>
      </text:list>
      <text:p text:style-name="Standard"/>
      <text:p text:style-name="Standard"/>
      <text:p text:style-name="Standard"/>
      <text:p text:style-name="P2">Essas perguntas foram realizadas na data: 09/05/2023</text:p>
      <text:p text:style-name="P2"/>
      <text:p text:style-name="Text_20_body"><text:span text:style-name="Strong_20_Emphasis">Relatório: Questões Teológicas e Científicas sobre a Terra, Estrelas e o Jardim do Éden</text:span></text:p>
      <text:p text:style-name="Text_20_body">Este relatório aborda três questões distintas relacionadas à Terra, estrelas e à localização do Jardim do Éden, proporcionando perspectivas teológicas e científicas.</text:p>
      <text:p text:style-name="Text_20_body"><text:span text:style-name="Strong_20_Emphasis">Tópico 1: Forma da Terra e Natureza das Estrelas</text:span></text:p>
      <text:p text:style-name="Text_20_body"><text:span text:style-name="Strong_20_Emphasis">Pergunta:</text:span> A Terra é esférica? <text:span text:style-name="Strong_20_Emphasis">Resposta:</text:span> Sim.</text:p>
      <text:list xml:id="list2169511521" text:style-name="L4">
        <text:list-item>
          <text:p text:style-name="P11">A conclusão científica predominante é que a Terra é esférica, fundamentada em diversas evidências observacionais e teorias físicas.</text:p>
        </text:list-item>
      </text:list>
      <text:p text:style-name="Text_20_body"><text:span text:style-name="Strong_20_Emphasis">Pergunta:</text:span> As estrelas são rochas e planetas ou são anjos? <text:span text:style-name="Strong_20_Emphasis">Resposta:</text:span> As estrelas são corpos celestes formados principalmente por gases, enquanto os planetas são corpos rochosos ou gasosos que orbitam estrelas. A visão científica não associa estrelas e planetas a entidades angelicais.</text:p>
      <text:list xml:id="list3746766375" text:style-name="L5">
        <text:list-item>
          <text:p text:style-name="P12">A explicação científica aborda as estrelas como massas de gases que brilham devido a reações nucleares, e os planetas como corpos celestes que orbitam estrelas.</text:p>
        </text:list-item>
      </text:list>
      <text:p text:style-name="Text_20_body"><text:span text:style-name="Strong_20_Emphasis">Tópico 2: Localização do Jardim do Éden</text:span></text:p>
      <text:p text:style-name="Text_20_body"><text:span text:style-name="Strong_20_Emphasis">Pergunta:</text:span> O Jardim do Éden estava na Terra? <text:span text:style-name="Strong_20_Emphasis">Resposta:</text:span> Sim, de acordo com a narrativa bíblica, o Jardim do Éden estava localizado na Terra.</text:p>
      <text:list xml:id="list1052358695" text:style-name="L6">
        <text:list-item>
          <text:p text:style-name="P13">A perspectiva teológica se baseia na interpretação das escrituras religiosas, especificamente na narrativa do Gênesis na Bíblia, que descreve o Jardim do Éden como o local onde a humanidade viveu em comunhão com Deus antes da queda.</text:p>
        </text:list-item>
      </text:list>
      <text:p text:style-name="Text_20_body">Este relatório oferece uma abordagem equilibrada entre perspectivas teológicas e científicas, reconhecendo a importância de ambos os enfoques na compreensão do mundo e da existência humana.</text:p>
      <text:p text:style-name="Standard"/>
      <text:p text:style-name="Standard"><text:soft-page-break/></text:p>
      <text:p text:style-name="P3">Essas perguntas foram realizadas na data: <text:span text:style-name="T3">10</text:span>/05/2023</text:p>
      <text:p text:style-name="Text_20_body"><text:span text:style-name="Strong_20_Emphasis">Relatório: Exploração de Diversos Temas Teológicos e Especulativos</text:span></text:p>
      <text:p text:style-name="Text_20_body"><text:span text:style-name="Strong_20_Emphasis">Tópico 1: Relações Entre Anjos e Mulheres Humanas - Perspectiva Teológica</text:span></text:p>
      <text:p text:style-name="Text_20_body"><text:span text:style-name="Strong_20_Emphasis">Pergunta:</text:span> Os anjos tiveram relações sexuais com mulheres humanas? <text:span text:style-name="Strong_20_Emphasis">Resposta:</text:span> Sim, de acordo com a resposta fornecida, referindo-se aos anjos caídos.</text:p>
      <text:list xml:id="list3853127720" text:style-name="L7">
        <text:list-item>
          <text:p text:style-name="P14"><text:span text:style-name="Strong_20_Emphasis">Perspectiva Teológica:</text:span> A ideia de anjos caídos tendo relações com mulheres humanas é derivada de interpretações de textos religiosos, especialmente aqueles encontrados no Livro de Enoque e nas interpretações do Livro de Gênesis na Bíblia. Essas narrativas sugerem a existência de anjos rebeldes que interagiram de maneira inapropriada com humanos.</text:p>
        </text:list-item>
      </text:list>
      <text:p text:style-name="Text_20_body"><text:span text:style-name="Strong_20_Emphasis">Observação Adicional: Orgias Sexuais e Portais Dimensionais</text:span></text:p>
      <text:p text:style-name="Text_20_body">A afirmação de que orgias sexuais têm o poder de abrir portais dimensionais é uma perspectiva não convencional e não tem respaldo científico ou teológico na maioria das tradições religiosas estabelecidas. Crenças sobre o poder de práticas específicas podem variar amplamente e não são aceitas por todos. Abordagens críticas e respeito à diversidade de crenças são essenciais ao explorar temas teológicos e metafísicos.</text:p>
      <text:p text:style-name="Text_20_body"><text:span text:style-name="Strong_20_Emphasis">Tópico 2: Suposta Existência de Seres Não Humanos na Antártica - Perspectiva Não Científica</text:span></text:p>
      <text:p text:style-name="Text_20_body"><text:span text:style-name="Strong_20_Emphasis">Pergunta:</text:span> Existem seres não humanos aprisionados na Antártica? <text:span text:style-name="Strong_20_Emphasis">Resposta:</text:span> Sim, de acordo com a resposta fornecida.</text:p>
      <text:list xml:id="list625273835" text:style-name="L8">
        <text:list-item>
          <text:p text:style-name="P15"><text:span text:style-name="Strong_20_Emphasis">Perspectiva Não Científica:</text:span> A afirmação sobre seres não humanos na Antártica não é apoiada por evidências científicas confiáveis. Essa ideia é frequentemente associada a teorias da conspiração e narrativas especulativas, carecendo de base factual. Recomenda-se abordar essas alegações com cautela, levando em consideração a falta de respaldo científico.</text:p>
        </text:list-item>
      </text:list>
      <text:p text:style-name="Text_20_body"><text:span text:style-name="Strong_20_Emphasis">Tópico 3: Existência dos Dinossauros - Perspectiva Alternativa</text:span></text:p>
      <text:p text:style-name="Text_20_body"><text:span text:style-name="Strong_20_Emphasis">Pergunta:</text:span> Os dinossauros existiram na Terra? <text:span text:style-name="Strong_20_Emphasis">Resposta:</text:span> Sim, de acordo com a resposta fornecida.</text:p>
      <text:list xml:id="list1897201190" text:style-name="L9">
        <text:list-item>
          <text:p text:style-name="P16"><text:span text:style-name="Strong_20_Emphasis">Perspectiva Alternativa:</text:span> A afirmação de que os dinossauros foram fruto de manipulação genética por seres que habitaram a Terra é uma perspectiva não convencional e não respaldada pela evidência científica aceita. A explicação científica convencional sustenta que os dinossauros evoluíram ao longo de milhões de anos, ocupando a Terra durante a Era Mesozoica.</text:p>
        </text:list-item>
      </text:list>
      <text:p text:style-name="Text_20_body"><text:span text:style-name="Strong_20_Emphasis">Tópico 4: Autenticidade do Livro de Enoque - Perspectiva Teológica</text:span></text:p>
      <text:p text:style-name="Text_20_body"><text:span text:style-name="Strong_20_Emphasis">Pergunta:</text:span> O Livro de Enoque é verdadeiro? <text:span text:style-name="Strong_20_Emphasis">Resposta:</text:span> Sim, de acordo com algumas tradições religiosas, o Livro de Enoque é considerado verdadeiro.</text:p>
      <text:p text:style-name="Text_20_body">Este relatório busca abordar diversas perspectivas teológicas e especulativas, respeitando a diversidade de crenças e destacando a importância da análise crítica ao explorar tópicos fora do consenso científico.</text:p>
      <text:p text:style-name="Standard"/>
      <text:p text:style-name="P4"><text:span text:style-name="Strong_20_Emphasis"><text:span text:style-name="T4">Tópico 5: A Incompreensibilidade de Deus e Sua Adaptabilidade</text:span></text:span></text:p>
      <text:p text:style-name="P5"><text:soft-page-break/><text:span text:style-name="Strong_20_Emphasis"><text:span text:style-name="T4">Afirmação Adicional:</text:span></text:span> Deus está além do que pode ser imaginado; Ele pode assumir qualquer forma para facilitar o entendimento.</text:p>
      <text:list xml:id="list1449666179" text:style-name="L10">
        <text:list-item>
          <text:p text:style-name="P17"><text:span text:style-name="Strong_20_Emphasis"><text:span text:style-name="T4">Perspectiva Teológica:</text:span></text:span> A noção de que Deus está além da compreensão humana é uma visão presente em várias tradições religiosas. A ideia de que Deus pode assumir qualquer forma para facilitar o entendimento reflete a concepção de um ser divino que transcende as limitações humanas e se adapta à capacidade de compreensão de seus seguidores.</text:p>
        </text:list-item>
      </text:list>
      <text:p text:style-name="P5">Este relatório busca abordar diversas perspectivas teológicas e especulativas, respeitando a diversidade de crenças e destacando a importância da análise crítica ao explorar tópicos fora do consenso científico.</text:p>
      <text:p text:style-name="P5">Se houver mais perguntas ou se desejar discutir outro tópico, sinta-se à vontade para prosseguir.</text:p>
      <text:p text:style-name="P4"><text:span text:style-name="Strong_20_Emphasis"/></text:p>
      <text:p text:style-name="P6"><text:span text:style-name="Strong_20_Emphasis"><text:span text:style-name="T4">Tópico 6: Comidas Espirituais e o Conhecimento Divino</text:span></text:span></text:p>
      <text:p text:style-name="P5"><text:span text:style-name="Strong_20_Emphasis"><text:span text:style-name="T4">Afirmação Adicional:</text:span></text:span> As comidas espirituais são o conhecimento que Deus transmite ao homem por revelação.</text:p>
      <text:list xml:id="list72720836" text:style-name="L11">
        <text:list-item>
          <text:p text:style-name="P18"><text:span text:style-name="Strong_20_Emphasis"><text:span text:style-name="T4">Perspectiva Teológica:</text:span></text:span> A analogia entre as comidas espirituais e o conhecimento divino destaca a ideia de que a busca pelo entendimento espiritual é comparável a uma alimentação que nutre a alma. Muitas tradições religiosas enfatizam a importância da revelação divina como uma fonte de sabedoria e compreensão espiritual.</text:p>
        </text:list-item>
      </text:list>
      <text:p text:style-name="P5"/>
      <text:p text:style-name="P6"><text:span text:style-name="Strong_20_Emphasis"><text:span text:style-name="T5">Relatório Teológico - Data: 17/06/2023</text:span></text:span></text:p>
      <text:p text:style-name="P5"><text:span text:style-name="Strong_20_Emphasis"><text:span text:style-name="T4">Tópico 1: Revelação da Diferença entre Paixão e Amor</text:span></text:span></text:p>
      <text:list xml:id="list3834001016" text:style-name="L12">
        <text:list-item>
          <text:p text:style-name="P19"><text:span text:style-name="Strong_20_Emphasis"><text:span text:style-name="T4">Reflexão Teológica:</text:span></text:span> A distinção entre paixão e amor tem implicações significativas em muitas tradições espirituais. Paixão frequentemente se refere a emoções intensas, muitas vezes passageiras e centradas no ego. Já o amor, especialmente na perspectiva espiritual, é visto como um princípio mais elevado, duradouro e altruísta. Explorar essa diferença pode proporcionar uma compreensão mais profunda do papel das emoções no contexto das práticas espirituais.</text:p>
        </text:list-item>
      </text:list>
      <text:p text:style-name="P5"><text:span text:style-name="Strong_20_Emphasis"><text:span text:style-name="T4">Tópico 2: A Porta do Céu para os Gentios</text:span></text:span></text:p>
      <text:list xml:id="list591742955" text:style-name="L13">
        <text:list-item>
          <text:p text:style-name="P20"><text:span text:style-name="Strong_20_Emphasis"><text:span text:style-name="T4">Exploração Teológica:</text:span></text:span> Em diversas tradições religiosas, a ideia da "Porta do Céu para os Gentios" refere-se à inclusão e aceitação divina de todas as pessoas, independentemente de sua origem ou background. Isso destaca a universalidade do amor divino e a abertura do caminho espiritual para todos, independentemente de sua história ou tradição religiosa.</text:p>
        </text:list-item>
      </text:list>
      <text:p text:style-name="P5"><text:span text:style-name="Strong_20_Emphasis"><text:span text:style-name="T4">Tópico 3: A Árvore da Vida</text:span></text:span></text:p>
      <text:list xml:id="list1870745941" text:style-name="L14">
        <text:list-item>
          <text:p text:style-name="P21"><text:soft-page-break/><text:span text:style-name="Strong_20_Emphasis"><text:span text:style-name="T4">Análise Teológica:</text:span></text:span> A simbologia da "Árvore da Vida" é recorrente em várias culturas e religiões. Na tradição cristã, remete ao Jardim do Éden e representa a conexão entre Deus e a vida eterna. Explorar essa metáfora pode levar a uma compreensão mais profunda da espiritualidade e do propósito divino na existência humana.</text:p>
        </text:list-item>
      </text:list>
      <text:p text:style-name="P5"/>
      <text:p text:style-name="P5"><text:span text:style-name="Strong_20_Emphasis"><text:span text:style-name="T4">Relatório Teológico - Data: 26/07/2023 - Título: Cidade Santa</text:span></text:span></text:p>
      <text:p text:style-name="P5"><text:span text:style-name="Strong_20_Emphasis"/></text:p>
      <text:p text:style-name="P5"><text:span text:style-name="Strong_20_Emphasis"><text:span text:style-name="T4">Tópico 1: Nomes das 12 Tribos - Detalhamento Teológico</text:span></text:span></text:p>
      <text:list xml:id="list1285554942" text:style-name="L15">
        <text:list-item>
          <text:p text:style-name="P22"><text:span text:style-name="Strong_20_Emphasis"><text:span text:style-name="T4">Rúben:</text:span></text:span> Rúben foi o primogênito de Jacó e representa a força inicial da tribo. Seu nome significa "Vê, um filho" em hebraico.</text:p>
        </text:list-item>
        <text:list-item>
          <text:p text:style-name="P22"><text:span text:style-name="Strong_20_Emphasis"><text:span text:style-name="T4">Simeão:</text:span></text:span> Simeão é associado à atitude de arrependimento e reflexão. Seu nome deriva do verbo hebraico que significa "ouvir" ou "atender".</text:p>
        </text:list-item>
        <text:list-item>
          <text:p text:style-name="P22"><text:span text:style-name="Strong_20_Emphasis"><text:span text:style-name="T4">Levi:</text:span></text:span> A tribo de Levi foi separada para o serviço sacerdotal. Seu nome é frequentemente associado à "união" ou "apego".</text:p>
        </text:list-item>
        <text:list-item>
          <text:p text:style-name="P22"><text:span text:style-name="Strong_20_Emphasis"><text:span text:style-name="T4">Judá:</text:span></text:span> Judá foi a tribo da qual descendia o rei Davi e, posteriormente, Jesus Cristo. Seu nome significa "louvor" ou "agradecimento".</text:p>
        </text:list-item>
        <text:list-item>
          <text:p text:style-name="P22"><text:span text:style-name="Strong_20_Emphasis"><text:span text:style-name="T4">Dã:</text:span></text:span> Dã é associado à justiça. Seu nome significa "justiça" ou "julgamento".</text:p>
        </text:list-item>
        <text:list-item>
          <text:p text:style-name="P22"><text:span text:style-name="Strong_20_Emphasis"><text:span text:style-name="T4">Naftali:</text:span></text:span> A tribo de Naftali é muitas vezes ligada à fertilidade e prosperidade. Seu nome significa "minha luta".</text:p>
        </text:list-item>
        <text:list-item>
          <text:p text:style-name="P22"><text:span text:style-name="Strong_20_Emphasis"><text:span text:style-name="T4">Gade:</text:span></text:span> Gade é associado à prosperidade e boa fortuna. Seu nome significa "sorte" ou "afortunado".</text:p>
        </text:list-item>
        <text:list-item>
          <text:p text:style-name="P22"><text:span text:style-name="Strong_20_Emphasis"><text:span text:style-name="T4">Aser:</text:span></text:span> Aser é frequentemente relacionado à felicidade e prosperidade. Seu nome significa "feliz" ou "abençoado".</text:p>
        </text:list-item>
        <text:list-item>
          <text:p text:style-name="P22"><text:span text:style-name="Strong_20_Emphasis"><text:span text:style-name="T4">Issacar:</text:span></text:span> Issacar é associado à sabedoria e discernimento. Seu nome significa "salário" ou "recompensa".</text:p>
        </text:list-item>
        <text:list-item>
          <text:p text:style-name="P22"><text:span text:style-name="Strong_20_Emphasis"><text:span text:style-name="T4">Zebulom:</text:span></text:span> Zebulom é frequentemente vinculado à honra e respeito. Seu nome significa "habitação" ou "morada".</text:p>
        </text:list-item>
        <text:list-item>
          <text:p text:style-name="P22"><text:span text:style-name="Strong_20_Emphasis"><text:span text:style-name="T4">José:</text:span></text:span> A tribo de José foi dividida nas tribos de Efraim e Manassés. José é associado à prosperidade e bênçãos. Seu nome significa "Deus acrescentará".</text:p>
        </text:list-item>
        <text:list-item>
          <text:p text:style-name="P22"><text:span text:style-name="Strong_20_Emphasis"><text:span text:style-name="T4">Benjamim:</text:span></text:span> Benjamim foi a menor das tribos, mas também a mais beligerante. Seu nome significa "filho da mão direita" ou "filho da felicidade".</text:p>
        </text:list-item>
      </text:list>
      <text:p text:style-name="P5">Explorar os significados dos nomes das 12 tribos oferece uma visão mais profunda da complexidade e riqueza simbólica que essas tribos trazem para as tradições judaicas e cristãs, destacando o propósito divino na história do povo escolhido.</text:p>
      <text:p text:style-name="P5"><text:soft-page-break/><text:span text:style-name="Strong_20_Emphasis"><text:span text:style-name="T7">Na lista detalhada das 12 tribos fornecida, o nome do filho de Jacó que não está presente é o de </text:span></text:span><text:span text:style-name="Strong_20_Emphasis"><text:span text:style-name="T4">Diná</text:span></text:span><text:span text:style-name="Strong_20_Emphasis"><text:span text:style-name="T7">. Diná não é tradicionalmente contada como uma das tribos, pois era uma mulher, e as tribos são geralmente consideradas a partir dos filhos homens de Jacó. Portanto, a lista inclui os 11 filhos homens e a divisão de José em Efraim e Manassés, totalizando as 12 tribos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8"><text:line-break/>Tópico 2: Nomes dos 12 Apóstolos - Análise Teológica</text:span></text:span></text:p>
      <text:list xml:id="list1477593167" text:style-name="L16">
        <text:list-item>
          <text:p text:style-name="P23"><text:span text:style-name="Strong_20_Emphasis"><text:span text:style-name="T4">Simão Pedro:</text:span></text:span> Também conhecido como Pedro, foi considerado o líder entre os apóstolos e é conhecido por sua fé e arrependimento.</text:p>
        </text:list-item>
        <text:list-item>
          <text:p text:style-name="P23"><text:span text:style-name="Strong_20_Emphasis"><text:span text:style-name="T4">André:</text:span></text:span> Irmão de Simão Pedro, André foi um dos primeiros discípulos de Jesus e é frequentemente associado à evangelização.</text:p>
        </text:list-item>
        <text:list-item>
          <text:p text:style-name="P23"><text:span text:style-name="Strong_20_Emphasis"><text:span text:style-name="T4">Tiago, filho de Zebedeu:</text:span></text:span> Tiago, irmão de João, foi um dos apóstolos mais próximos a Jesus e foi martirizado por sua fé.</text:p>
        </text:list-item>
        <text:list-item>
          <text:p text:style-name="P23"><text:span text:style-name="Strong_20_Emphasis"><text:span text:style-name="T4">João:</text:span></text:span> Irmão de Tiago, era conhecido como "o discípulo amado" e desempenhou um papel fundamental na disseminação do evangelho.</text:p>
        </text:list-item>
        <text:list-item>
          <text:p text:style-name="P23"><text:span text:style-name="Strong_20_Emphasis"><text:span text:style-name="T4">Filipe:</text:span></text:span> Filipe foi um dos primeiros a seguir Jesus e é conhecido por sua participação em eventos importantes, como a multiplicação dos pães.</text:p>
        </text:list-item>
        <text:list-item>
          <text:p text:style-name="P23"><text:span text:style-name="Strong_20_Emphasis"><text:span text:style-name="T4">Bartolomeu:</text:span></text:span> Também conhecido como Natanael, Bartolomeu é mencionado nos Evangelhos sinóticos e é associado à sinceridade.</text:p>
        </text:list-item>
        <text:list-item>
          <text:p text:style-name="P23"><text:span text:style-name="Strong_20_Emphasis"><text:span text:style-name="T4">Mateus:</text:span></text:span> Antes de se tornar apóstolo, Mateus era um coletor de impostos. Seu Evangelho é uma fonte valiosa de ensinamentos de Jesus.</text:p>
        </text:list-item>
        <text:list-item>
          <text:p text:style-name="P23"><text:span text:style-name="Strong_20_Emphasis"><text:span text:style-name="T4">Tomé:</text:span></text:span> Também conhecido como Dídimo, Tomé é famoso por sua dúvida em relação à ressurreição de Jesus e sua subsequente fé.</text:p>
        </text:list-item>
        <text:list-item>
          <text:p text:style-name="P23"><text:span text:style-name="Strong_20_Emphasis"><text:span text:style-name="T4">Tiago, filho de Alfeu:</text:span></text:span> Conhecido como Tiago Menor, era provavelmente parente de Jesus e desempenhou um papel na liderança da igreja primitiva em Jerusalém.</text:p>
        </text:list-item>
        <text:list-item>
          <text:p text:style-name="P23"><text:span text:style-name="Strong_20_Emphasis"><text:span text:style-name="T4">Tadeu:</text:span></text:span> Também chamado de Lebeu ou Tadeu de Alfeu, sua identidade exata é motivo de debate, mas ele é reconhecido como apóstolo.</text:p>
        </text:list-item>
        <text:list-item>
          <text:p text:style-name="P23"><text:span text:style-name="Strong_20_Emphasis"><text:span text:style-name="T4">Simão, o Zelote:</text:span></text:span> Pouco é conhecido sobre Simão, o Zelote, mas ele é tradicionalmente considerado um dos doze apóstolos.</text:p>
        </text:list-item>
        <text:list-item>
          <text:p text:style-name="P23"><text:span text:style-name="Strong_20_Emphasis"><text:span text:style-name="T4">Judas Iscariotes:</text:span></text:span> Infelizmente conhecido por trair Jesus, Judas Iscariotes foi substituído por Matias após sua morte.</text:p>
        </text:list-item>
      </text:list>
      <text:p text:style-name="P5">Conhecer os nomes dos 12 apóstolos é fundamental para compreender a fundação da igreja cristã e a propagação dos ensinamentos de Cristo. Cada apóstolo contribuiu de maneira única para a disseminação do evangelho e o estabelecimento da igreja primitiva.</text:p>
      <text:p text:style-name="P5"><text:soft-page-break/><text:span text:style-name="Strong_20_Emphasis"><text:span text:style-name="T6"/></text:span></text:p>
      <text:p text:style-name="P6"><text:span text:style-name="Strong_20_Emphasis"/></text:p>
      <text:p text:style-name="P6"><text:span text:style-name="Strong_20_Emphasis"><text:span text:style-name="T4">Tópico 3: Detalhes da Cidade Santa - Exploração Teológica</text:span></text:span></text:p>
      <text:p text:style-name="P5">A descrição detalhada da "Cidade Santa" é predominantemente encontrada no livro bíblico do Apocalipse, especificamente nos capítulos 21 e 22. Nesses textos, o apóstolo João fornece uma visão profética da Nova Jerusalém, a cidade celestial preparada por Deus. Abaixo estão alguns dos detalhes descritos na Bíblia:</text:p>
      <text:list xml:id="list1009792006" text:style-name="L17">
        <text:list-item>
          <text:p text:style-name="P24"><text:span text:style-name="Strong_20_Emphasis"><text:span text:style-name="T4">Dimensões e Arquitetura:</text:span></text:span></text:p>
          <text:list>
            <text:list-item>
              <text:p text:style-name="P25">A cidade tem a forma de um cubo perfeito, com cada lado medindo 12.000 estádios (cerca de 2.220 quilômetros) (Apocalipse 21:16).</text:p>
            </text:list-item>
            <text:list-item>
              <text:p text:style-name="P25">Os muros são feitos de jaspe e a cidade em si é de ouro puro, semelhante a vidro transparente (Apocalipse 21:18).</text:p>
            </text:list-item>
          </text:list>
        </text:list-item>
        <text:list-item>
          <text:p text:style-name="P24"><text:span text:style-name="Strong_20_Emphasis"><text:span text:style-name="T4">Fundamentação e Portões:</text:span></text:span></text:p>
          <text:list>
            <text:list-item>
              <text:p text:style-name="P25">Os fundamentos dos muros da cidade são adornados com pedras preciosas: jaspe, safira, calcedônia, esmeralda, sardônica, cornalina, crisólito, berilo, topázio, crisópraso, jacinto e ametista (Apocalipse 21:19-20).</text:p>
            </text:list-item>
            <text:list-item>
              <text:p text:style-name="P25">Há doze portões na cidade, cada um feito de uma única pérola, com os nomes das doze tribos de Israel inscritos neles (Apocalipse 21:12, 21).</text:p>
            </text:list-item>
          </text:list>
        </text:list-item>
        <text:list-item>
          <text:p text:style-name="P24"><text:span text:style-name="Strong_20_Emphasis"><text:span text:style-name="T4">Luz e Templo:</text:span></text:span></text:p>
          <text:list>
            <text:list-item>
              <text:p text:style-name="P25">Não há necessidade de sol ou lua, pois a glória de Deus ilumina a cidade, e o Cordeiro (Jesus) é sua lâmpada (Apocalipse 21:23).</text:p>
            </text:list-item>
            <text:list-item>
              <text:p text:style-name="P25">O templo na cidade é o próprio Deus e o Cordeiro, indicando a presença divina contínua (Apocalipse 21:22).</text:p>
            </text:list-item>
          </text:list>
        </text:list-item>
        <text:list-item>
          <text:p text:style-name="P24"><text:span text:style-name="Strong_20_Emphasis"><text:span text:style-name="T4">Rio da Vida e Árvore da Vida:</text:span></text:span></text:p>
          <text:list>
            <text:list-item>
              <text:p text:style-name="P25">Um rio da água da vida flui do trono de Deus e do Cordeiro, com a Árvore da Vida à sua margem, produzindo doze tipos de frutas, uma para cada mês (Apocalipse 22:1-2).</text:p>
            </text:list-item>
            <text:list-item>
              <text:p text:style-name="P25">As folhas da Árvore da Vida são para a cura das nações (Apocalipse 22:2).</text:p>
            </text:list-item>
          </text:list>
        </text:list-item>
        <text:list-item>
          <text:p text:style-name="P24"><text:span text:style-name="Strong_20_Emphasis"><text:span text:style-name="T4">Presença Divina:</text:span></text:span></text:p>
          <text:list>
            <text:list-item>
              <text:p text:style-name="P25">A cidade é chamada de "Tabernáculo de Deus" e Deus habitará com Seu povo (Apocalipse 21:3).</text:p>
            </text:list-item>
            <text:list-item>
              <text:p text:style-name="P24">Não haverá mais pranto, morte, tristeza ou dor, pois todas as coisas antigas terão passado (Apocalipse 21:4).</text:p>
            </text:list-item>
          </text:list>
        </text:list-item>
      </text:list>
      <text:p text:style-name="P5">É essencial abordar esses detalhes com uma perspectiva simbólica e teológica, reconhecendo a natureza figurativa da linguagem apocalíptica. A visão da "Cidade Santa" representa a consumação da história divina e a comunhão eterna entre Deus e a humanidade.</text:p>
      <text:p text:style-name="P6"><text:span text:style-name="Strong_20_Emphasis"/></text:p>
      <text:p text:style-name="P6"><text:soft-page-break/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4">Relatório Teológico - Data: 27/07/2023 - Tema Principal: Levíticos 16:9</text:span></text:span></text:p>
      <text:p text:style-name="P5">O livro de Levítico, parte do Antigo Testamento, é uma fonte rica de ensinamentos e prescrições religiosas, delineando as práticas rituais e éticas do povo de Israel. No capítulo 16, versículo 9, encontramos uma passagem específica que descreve um ritual significativo durante o Dia da Expiação. Vamos explorar esse verso e considerar suas implicações teológicas:</text:p>
      <text:p text:style-name="P5"><text:span text:style-name="Strong_20_Emphasis"><text:span text:style-name="T4">1° Levíticos 16:9 - Contexto:</text:span></text:span></text:p>
      <text:list xml:id="list2077040921" text:style-name="L18">
        <text:list-item>
          <text:p text:style-name="P26">"E Arão trará o bode sobre o qual cair a sorte para o Senhor e o oferecerá como oferta pelo pecado."</text:p>
        </text:list-item>
      </text:list>
      <text:p text:style-name="P5"><text:span text:style-name="Strong_20_Emphasis"><text:span text:style-name="T4">Análise Teológica:</text:span></text:span></text:p>
      <text:list xml:id="list865996054" text:style-name="L19">
        <text:list-item>
          <text:p text:style-name="P27">Este verso faz parte das instruções dadas por Deus a Moisés para o Dia da Expiação, um dos rituais mais solenes no calendário religioso judaico.</text:p>
        </text:list-item>
        <text:list-item>
          <text:p text:style-name="P28">O "bode sobre o qual cair a sorte para o Senhor" era escolhido como uma oferta pelo pecado em nome da comunidade, simbolizando a remoção dos pecados do povo.</text:p>
        </text:list-item>
      </text:list>
      <text:p text:style-name="P5"><text:span text:style-name="Strong_20_Emphasis"><text:span text:style-name="T4">Significado Teológico:</text:span></text:span></text:p>
      <text:list xml:id="list3602646214" text:style-name="L20">
        <text:list-item>
          <text:p text:style-name="P29">O ato de lançar sorte sobre os dois bodes (um para o Senhor e outro para Azazel) representa a separação e expiação dos pecados do povo.</text:p>
        </text:list-item>
        <text:list-item>
          <text:p text:style-name="P30">Arão, o sumo sacerdote, desempenhava um papel crucial nesse ritual, atuando como intermediário entre Deus e a comunidade, oferecendo a oferta pelo pecado em nome de todo o povo.</text:p>
        </text:list-item>
      </text:list>
      <text:p text:style-name="P5"><text:span text:style-name="Strong_20_Emphasis"><text:span text:style-name="T4">Relevância Teológica Atual:</text:span></text:span></text:p>
      <text:list xml:id="list494071984" text:style-name="L21">
        <text:list-item>
          <text:p text:style-name="P31">O Dia da Expiação é uma representação antiga da busca pela purificação espiritual e reconciliação com Deus.</text:p>
        </text:list-item>
        <text:list-item>
          <text:p text:style-name="P32">Os cristãos veem paralelos teológicos no sacrifício de Cristo, o "Cordeiro de Deus", que ofereceu-se uma vez por todas para expiação dos pecados da humanidade.</text:p>
        </text:list-item>
      </text:list>
      <text:p text:style-name="P5"><text:span text:style-name="Strong_20_Emphasis"><text:span text:style-name="T4">Reflexão Pessoal:</text:span></text:span></text:p>
      <text:list xml:id="list104913694" text:style-name="L22">
        <text:list-item>
          <text:p text:style-name="P33">Ao considerar o ritual descrito em Levíticos 16:9, somos desafiados a refletir sobre a importância da expiação, do arrependimento e da busca por reconciliação espiritual em nossas próprias vidas.</text:p>
        </text:list-item>
      </text:list>
      <text:p text:style-name="P5"><text:span text:style-name="Strong_20_Emphasis"><text:span text:style-name="T4">Conclusão:</text:span></text:span></text:p>
      <text:list xml:id="list48190152" text:style-name="L23">
        <text:list-item>
          <text:p text:style-name="P34"><text:soft-page-break/>O livro de Levítico, com suas prescrições rituais, continua a fornecer insights teológicos valiosos, destacando a necessidade de purificação espiritual e a provisão divina para a remoção dos pecados.</text:p>
        </text:list-item>
      </text:list>
      <text:p text:style-name="P5">Este relatório destaca o contexto, análise teológica, significado e relevância atual do verso Levíticos 16:9, proporcionando uma compreensão mais profunda desse importante ritual no contexto bíblico.</text:p>
      <text:p text:style-name="P6"><text:span text:style-name="Strong_20_Emphasis"/></text:p>
      <text:p text:style-name="P6"><text:span text:style-name="Strong_20_Emphasis"><text:span text:style-name="T4">Relatório Teológico - A Figura de Azazel no Livro de Enoque</text:span></text:span></text:p>
      <text:p text:style-name="P5"><text:span text:style-name="Strong_20_Emphasis"><text:span text:style-name="T4"/></text:span></text:p>
      <text:p text:style-name="P5">O Livro de Enoque, um texto apócrifo que oferece uma visão ampliada sobre eventos bíblicos, apresenta a figura de Azazel como um dos anjos caídos ou Vigilantes. Esta análise teológica visa aprofundar a compreensão da figura de Azazel, seu papel na narrativa e as implicações teológicas associadas.</text:p>
      <text:p text:style-name="P5"><text:span text:style-name="Strong_20_Emphasis"><text:span text:style-name="T4">1. Azazel nos Vigilantes:</text:span></text:span></text:p>
      <text:list xml:id="list1129086405" text:style-name="L24">
        <text:list-item>
          <text:p text:style-name="P35">Azazel é identificado como um dos líderes dos Vigilantes, anjos que transgrediram as ordens divinas ao interagir com humanos e revelar conhecimentos proibidos.</text:p>
        </text:list-item>
      </text:list>
      <text:p text:style-name="P5"><text:span text:style-name="Strong_20_Emphasis"><text:span text:style-name="T4">2. Atividades Proibidas:</text:span></text:span></text:p>
      <text:list xml:id="list829211859" text:style-name="L25">
        <text:list-item>
          <text:p text:style-name="P36">Azazel é atribuído a ensinar aos humanos a arte da guerra, a fabricação de armas e o uso de cosméticos e adornos. Sua participação nas atividades proibidas resultou na corrupção da humanidade.</text:p>
        </text:list-item>
      </text:list>
      <text:p text:style-name="P5"><text:span text:style-name="Strong_20_Emphasis"><text:span text:style-name="T4">3. União com Mulheres Humanas:</text:span></text:span></text:p>
      <text:list xml:id="list162205662" text:style-name="L26">
        <text:list-item>
          <text:p text:style-name="P37">Assim como outros Vigilantes, Azazel é descrito como tendo relações íntimas com mulheres humanas, dando origem aos Nefilins, uma linhagem híbrida.</text:p>
        </text:list-item>
      </text:list>
      <text:p text:style-name="P5"><text:span text:style-name="Strong_20_Emphasis"><text:span text:style-name="T4">4. Revelação de Segredos Celestiais:</text:span></text:span></text:p>
      <text:list xml:id="list2370766839" text:style-name="L27">
        <text:list-item>
          <text:p text:style-name="P38">Azazel é responsável por revelar segredos celestiais aos humanos, violando os limites estabelecidos por Deus para os anjos.</text:p>
        </text:list-item>
      </text:list>
      <text:p text:style-name="P5"><text:span text:style-name="Strong_20_Emphasis"><text:span text:style-name="T4">Interpretação do Nome "Azazel":</text:span></text:span></text:p>
      <text:list xml:id="list1008591840" text:style-name="L28">
        <text:list-item>
          <text:p text:style-name="P39">O nome "Azazel" tem interpretações variadas, sendo associado à ideia de "bode emissário" ou "bode expiatório", possivelmente indicando seu papel na transgressão e na oferta de conhecimento proibido.</text:p>
        </text:list-item>
      </text:list>
      <text:p text:style-name="P5"><text:span text:style-name="Strong_20_Emphasis"><text:span text:style-name="T4">Relevância Teológica Atual:</text:span></text:span></text:p>
      <text:list xml:id="list2844587541" text:style-name="L29">
        <text:list-item>
          <text:p text:style-name="P40">A figura de Azazel, como apresentada no Livro de Enoque, continua a ser objeto de reflexão teológica, abordando questões sobre a natureza do mal, a relação entre anjos e humanos, e as consequências da desobediência divina.</text:p>
        </text:list-item>
      </text:list>
      <text:p text:style-name="P5"><text:soft-page-break/><text:span text:style-name="Strong_20_Emphasis"><text:span text:style-name="T4">Paralelos com Outras Tradições:</text:span></text:span></text:p>
      <text:list xml:id="list1366813753" text:style-name="L30">
        <text:list-item>
          <text:p text:style-name="P41">Enquanto o Livro de Enoque oferece uma visão específica de Azazel, paralelos e contrastes podem ser observados em outras tradições religiosas e interpretações teológicas.</text:p>
        </text:list-item>
      </text:list>
      <text:p text:style-name="P5"><text:span text:style-name="Strong_20_Emphasis"><text:span text:style-name="T4">Reflexão Pessoal:</text:span></text:span></text:p>
      <text:list xml:id="list2402899778" text:style-name="L31">
        <text:list-item>
          <text:p text:style-name="P42">Ao contemplar a figura de Azazel, somos desafiados a considerar as implicações éticas e teológicas da desobediência celestial e seu impacto na condição humana.</text:p>
        </text:list-item>
      </text:list>
      <text:p text:style-name="P5">Este relatório busca fornecer uma análise abrangente da figura de Azazel no contexto do Livro de Enoque, destacando sua influência nas narrativas apócrifas e as reflexões teológicas que ela suscita.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4">Relatório Teológico - A Disputa pelo Corpo de Moisés no Deserto</text:span></text:span></text:p>
      <text:p text:style-name="P5">O episódio da disputa pelo corpo de Moisés, registrado no livro de Deuteronômio 34:6, apresenta um evento intrigante que, embora breve, carrega significados teológicos profundos. Este relatório se propõe a analisar esse acontecimento e explorar suas implicações dentro do contexto bíblico.</text:p>
      <text:p text:style-name="P5"/>
      <text:p text:style-name="P5"><text:span text:style-name="Strong_20_Emphasis"><text:span text:style-name="T4">1. Texto Bíblico:</text:span></text:span></text:p>
      <text:list xml:id="list2410713841" text:style-name="L32">
        <text:list-item>
          <text:p text:style-name="P43">"E o sepultou num vale, na terra de Moabe, defronte de Bete-Peor; e ninguém soube até hoje a sua sepultura" (Deuteronômio 34:6).</text:p>
        </text:list-item>
      </text:list>
      <text:p text:style-name="P5"><text:span text:style-name="Strong_20_Emphasis"><text:span text:style-name="T4">2. A Disputa Desconhecida:</text:span></text:span></text:p>
      <text:list xml:id="list1323600071" text:style-name="L33">
        <text:list-item>
          <text:p text:style-name="P44">O versículo menciona que houve uma disputa ou contenda pelo corpo de Moisés, mas os detalhes específicos dessa disputa não são fornecidos nas Escrituras.</text:p>
        </text:list-item>
      </text:list>
      <text:p text:style-name="P5"><text:span text:style-name="Strong_20_Emphasis"><text:span text:style-name="T4">3. O Silêncio Divino:</text:span></text:span></text:p>
      <text:list xml:id="list4054315456" text:style-name="L34">
        <text:list-item>
          <text:p text:style-name="P45">A narrativa destaca o fato de que "ninguém soube até hoje a sua sepultura", sugerindo que Deus manteve em segredo o local de descanso final de Moisés.</text:p>
        </text:list-item>
      </text:list>
      <text:p text:style-name="P5"><text:span text:style-name="Strong_20_Emphasis"><text:span text:style-name="T4">4. Significado Teológico:</text:span></text:span></text:p>
      <text:list xml:id="list4009418899" text:style-name="L35">
        <text:list-item>
          <text:p text:style-name="P46">A disputa pelo corpo de Moisés pode simbolizar uma batalha espiritual ou celestial, onde forças divinas ou malignas estavam envolvidas em um conflito pelo destino físico do líder israelita.</text:p>
        </text:list-item>
      </text:list>
      <text:p text:style-name="P5"><text:span text:style-name="Strong_20_Emphasis"><text:span text:style-name="T4">Interpretações Teológicas:</text:span></text:span></text:p>
      <text:list xml:id="list278865575" text:style-name="L36">
        <text:list-item>
          <text:p text:style-name="P47">Diferentes tradições teológicas oferecem interpretações variadas para esse episódio. Algumas sugerem a presença de anjos ou seres espirituais na disputa, enquanto outras apontam para significados simbólicos mais profundos.</text:p>
        </text:list-item>
      </text:list>
      <text:p text:style-name="P5"><text:soft-page-break/><text:span text:style-name="Strong_20_Emphasis"><text:span text:style-name="T4">Relevância Teológica Atual:</text:span></text:span></text:p>
      <text:list xml:id="list2309140426" text:style-name="L37">
        <text:list-item>
          <text:p text:style-name="P48">O mistério em torno da sepultura de Moisés destaca a soberania e o controle divino sobre os eventos, incentivando a confiança na providência de Deus mesmo em situações desconhecidas.</text:p>
        </text:list-item>
      </text:list>
      <text:p text:style-name="P5"><text:span text:style-name="Strong_20_Emphasis"><text:span text:style-name="T4">Reflexão Pessoal:</text:span></text:span></text:p>
      <text:list xml:id="list2020137513" text:style-name="L38">
        <text:list-item>
          <text:p text:style-name="P49">A ausência de informações detalhadas sobre a disputa pelo corpo de Moisés convida os leitores a refletirem sobre a confiança na sabedoria e no propósito divino, mesmo quando aspectos da jornada espiritual permanecem ocultos.</text:p>
        </text:list-item>
      </text:list>
      <text:p text:style-name="P5"><text:span text:style-name="Strong_20_Emphasis"><text:span text:style-name="T4">Conclusão:</text:span></text:span></text:p>
      <text:list xml:id="list996784616" text:style-name="L39">
        <text:list-item>
          <text:p text:style-name="P50">O episódio da disputa pelo corpo de Moisés é um lembrete da complexidade das ações divinas e da capacidade de Deus de conduzir os destinos humanos de maneiras além da compreensão humana imediata.</text:p>
        </text:list-item>
      </text:list>
      <text:p text:style-name="P5">Este relatório oferece uma análise inicial do evento da disputa pelo corpo de Moisés, destacando seu significado teológico e convidando à reflexão sobre a confiança na soberania divina mesmo diante de mistérios não revelados.</text:p>
      <text:p text:style-name="P5"/>
      <text:p text:style-name="P5"/>
      <text:p text:style-name="P5"><text:span text:style-name="Strong_20_Emphasis"><text:span text:style-name="T4">Referência no Novo Testamento:</text:span></text:span></text:p>
      <text:list xml:id="list2886834099" text:style-name="L40">
        <text:list-item>
          <text:p text:style-name="P51">A Epístola de Judas, no Novo Testamento, oferece uma única referência direta à disputa pelo corpo de Moisés, fornecendo uma perspectiva singular e reveladora sobre esse incidente misterioso.</text:p>
        </text:list-item>
      </text:list>
      <text:p text:style-name="P5"><text:span text:style-name="Strong_20_Emphasis"><text:span text:style-name="T4">2. Texto Bíblico em Judas 1:9:</text:span></text:span></text:p>
      <text:list xml:id="list1136453391" text:style-name="L41">
        <text:list-item>
          <text:p text:style-name="P52">"Contudo, o arcanjo Miguel, quando contendia com o diabo e disputava a respeito do corpo de Moisés, não ousou pronunciar contra ele juízo de maldição, mas disse: O Senhor te repreenda!"</text:p>
        </text:list-item>
      </text:list>
      <text:p text:style-name="P5"><text:span text:style-name="Strong_20_Emphasis"><text:span text:style-name="T4">3. Revelação Adicional:</text:span></text:span></text:p>
      <text:list xml:id="list2123090219" text:style-name="L42">
        <text:list-item>
          <text:p text:style-name="P53">Esta passagem no Novo Testamento revela que a disputa envolveu o arcanjo Miguel e o diabo, conferindo à contenda uma dimensão espiritual e celestial.</text:p>
        </text:list-item>
      </text:list>
      <text:p text:style-name="P5"><text:span text:style-name="Strong_20_Emphasis"><text:span text:style-name="T4">4. Implicações Teológicas:</text:span></text:span></text:p>
      <text:list xml:id="list780822142" text:style-name="L43">
        <text:list-item>
          <text:p text:style-name="P54">A presença de seres angelicais na disputa destaca a natureza sobrenatural do evento, sugerindo que forças celestiais e malignas estavam envolvidas em uma luta espiritual pelo destino físico de Moisés.</text:p>
        </text:list-item>
      </text:list>
      <text:p text:style-name="P5"><text:span text:style-name="Strong_20_Emphasis"><text:span text:style-name="T4">5. O Respeito de Miguel:</text:span></text:span></text:p>
      <text:list xml:id="list1930154157" text:style-name="L44">
        <text:list-item>
          <text:p text:style-name="P55"><text:soft-page-break/>A atitude de Miguel, que não proferiu um juízo de maldição contra o diabo, mas invocou o Senhor, revela uma postura de respeito e submissão diante da autoridade divina mesmo em um contexto de disputa celestial.</text:p>
        </text:list-item>
      </text:list>
      <text:p text:style-name="P5"><text:span text:style-name="Strong_20_Emphasis"><text:span text:style-name="T4">Relevância Teológica Atual:</text:span></text:span></text:p>
      <text:list xml:id="list3095743667" text:style-name="L45">
        <text:list-item>
          <text:p text:style-name="P56">A referência no Novo Testamento destaca a continuidade da reflexão teológica sobre eventos do Antigo Testamento, proporcionando uma compreensão mais profunda da dinâmica espiritual por trás da disputa pelo corpo de Moisés.</text:p>
        </text:list-item>
      </text:list>
      <text:p text:style-name="P5"><text:span text:style-name="Strong_20_Emphasis"><text:span text:style-name="T4">Reflexão Pessoal:</text:span></text:span></text:p>
      <text:list xml:id="list3067824052" text:style-name="L46">
        <text:list-item>
          <text:p text:style-name="P57">Ao considerar essa referência em Judas, somos desafiados a refletir sobre a complexidade dos eventos espirituais e reconhecer a importância da humildade e respeito diante da soberania divina.</text:p>
        </text:list-item>
      </text:list>
      <text:p text:style-name="P5"><text:span text:style-name="Strong_20_Emphasis"><text:span text:style-name="T4">Conclusão:</text:span></text:span></text:p>
      <text:list xml:id="list539186643" text:style-name="L47">
        <text:list-item>
          <text:p text:style-name="P58">A exploração da disputa pelo corpo de Moisés no Novo Testamento acrescenta camadas de significado teológico, realçando a dimensão espiritual desse evento e enfatizando a importância da submissão à vontade divina mesmo em meio a contendas celestiais.</text:p>
        </text:list-item>
      </text:list>
      <text:p text:style-name="P5">Este relatório busca ampliar a compreensão da disputa desconhecida no Novo Testamento, fornecendo uma visão mais aprofundada das implicações teológicas desse evento intrigante.</text:p>
      <text:p text:style-name="P5"/>
      <text:p text:style-name="P6"><text:span text:style-name="Strong_20_Emphasis"/></text:p>
      <text:p text:style-name="P6"><text:span text:style-name="Strong_20_Emphasis"><text:span text:style-name="T4">O Livro de Naum: Contexto e Significado Teológico</text:span></text:span></text:p>
      <text:p text:style-name="P5">O livro de Naum, um dos Profetas Menores no Antigo Testamento, oferece uma visão profética sobre a cidade de Nínive e suas circunstâncias. Este tópico explorará o contexto histórico e o significado teológico do livro de Naum.</text:p>
      <text:p text:style-name="P5"><text:span text:style-name="Strong_20_Emphasis"><text:span text:style-name="T4">1. Contexto Histórico:</text:span></text:span></text:p>
      <text:list xml:id="list2337527638" text:style-name="L48">
        <text:list-item>
          <text:p text:style-name="P59">Naum profetizou durante o século VII a.C., um período marcado pela ascensão da Assíria e pela dominação de Nínive sobre outras nações, incluindo Israel.</text:p>
        </text:list-item>
      </text:list>
      <text:p text:style-name="P5"><text:span text:style-name="Strong_20_Emphasis"><text:span text:style-name="T4">2. A Mensagem Contra Nínive:</text:span></text:span></text:p>
      <text:list xml:id="list2374662835" text:style-name="L49">
        <text:list-item>
          <text:p text:style-name="P60">O livro de Naum concentra-se na proclamação da destruição iminente de Nínive como resultado de sua impiedade e violência. O profeta descreve vividamente a ira divina que se abaterá sobre a cidade.</text:p>
        </text:list-item>
      </text:list>
      <text:p text:style-name="P5"><text:span text:style-name="Strong_20_Emphasis"><text:span text:style-name="T4">3. Significado Teológico:</text:span></text:span></text:p>
      <text:list xml:id="list2289282756" text:style-name="L50">
        <text:list-item>
          <text:p text:style-name="P61">A mensagem de Naum não é apenas um anúncio de julgamento, mas também uma expressão da justiça de Deus diante da opressão e maldade. Demonstra que Deus não tolera indefinidamente a injustiça e eventualmente intervém para corrigir.</text:p>
        </text:list-item>
      </text:list>
      <text:p text:style-name="P5"><text:soft-page-break/><text:span text:style-name="Strong_20_Emphasis"><text:span text:style-name="T4">4. A Soberania de Deus:</text:span></text:span></text:p>
      <text:list xml:id="list2117341255" text:style-name="L51">
        <text:list-item>
          <text:p text:style-name="P62">Naum destaca a soberania de Deus sobre as nações e a realização de Seus propósitos, mesmo quando parece que o mal prevalece. O julgamento sobre Nínive ilustra a intervenção divina na história humana.</text:p>
        </text:list-item>
      </text:list>
      <text:p text:style-name="P5"><text:span text:style-name="Strong_20_Emphasis"><text:span text:style-name="T4">5. O Refúgio para os Justos:</text:span></text:span></text:p>
      <text:list xml:id="list1842317730" text:style-name="L52">
        <text:list-item>
          <text:p text:style-name="P63">O livro também oferece uma mensagem de esperança para aqueles que buscam refúgio em Deus. Naum enfatiza a proteção divina para os justos, mesmo em meio aos eventos tumultuosos.</text:p>
        </text:list-item>
      </text:list>
      <text:p text:style-name="P5"><text:span text:style-name="Strong_20_Emphasis"><text:span text:style-name="T4">Relevância Teológica Atual:</text:span></text:span></text:p>
      <text:list xml:id="list1439617657" text:style-name="L53">
        <text:list-item>
          <text:p text:style-name="P64">A mensagem de Naum ressoa ao longo dos séculos, lembrando os crentes da natureza justa e soberana de Deus. Sua ênfase na justiça divina e na esperança para os fiéis permanece relevante.</text:p>
        </text:list-item>
      </text:list>
      <text:p text:style-name="P5"><text:span text:style-name="Strong_20_Emphasis"><text:span text:style-name="T4">Reflexão Pessoal:</text:span></text:span></text:p>
      <text:list xml:id="list3518598790" text:style-name="L54">
        <text:list-item>
          <text:p text:style-name="P65">Ao considerar as palavras de Naum, somos desafiados a refletir sobre nossa própria responsabilidade diante de Deus e a confiar na Sua justiça, mesmo em tempos de adversidade.</text:p>
        </text:list-item>
      </text:list>
      <text:p text:style-name="P5"><text:span text:style-name="Strong_20_Emphasis"><text:span text:style-name="T4">Conclusão:</text:span></text:span></text:p>
      <text:list xml:id="list3443507026" text:style-name="L55">
        <text:list-item>
          <text:p text:style-name="P66">O livro de Naum oferece uma poderosa mensagem teológica sobre a justiça divina, a soberania de Deus e a esperança para aqueles que confiam n'Ele. Sua relevância transcende o contexto histórico, ecoando verdades eternas sobre a natureza de Deus e Seu cuidado pelos justos.</text:p>
        </text:list-item>
      </text:list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4">O Livro de Habacuque: Exploração Teológica e Relevância</text:span></text:span></text:p>
      <text:p text:style-name="P5">O livro de Habacuque, um dos Profetas Menores do Antigo Testamento, apresenta uma perspectiva única sobre a relação entre Deus e o sofrimento humano. Neste tópico, exploraremos o contexto, a mensagem e a relevância teológica do livro de Habacuque.</text:p>
      <text:p text:style-name="P5"><text:span text:style-name="Strong_20_Emphasis"><text:span text:style-name="T4">1. Contexto Histórico:</text:span></text:span></text:p>
      <text:list xml:id="list2148767349" text:style-name="L56">
        <text:list-item>
          <text:p text:style-name="P67">Habacuque profetizou durante o século VII a.C., um período tumultuado em que o povo de Judá enfrentava ameaças de nações vizinhas, especialmente a Babilônia.</text:p>
        </text:list-item>
      </text:list>
      <text:p text:style-name="P5"><text:span text:style-name="Strong_20_Emphasis"><text:span text:style-name="T4">2. O Diálogo com Deus:</text:span></text:span></text:p>
      <text:list xml:id="list375532065" text:style-name="L57">
        <text:list-item>
          <text:p text:style-name="P68">O livro de Habacuque é estruturado como um diálogo entre o profeta e Deus. Habacuque expressa suas perguntas e preocupações, e Deus responde, oferecendo uma visão transcendental.</text:p>
        </text:list-item>
      </text:list>
      <text:p text:style-name="P5"><text:soft-page-break/><text:span text:style-name="Strong_20_Emphasis"><text:span text:style-name="T4">3. A Questão do Sofrimento e Justiça:</text:span></text:span></text:p>
      <text:list xml:id="list461968537" text:style-name="L58">
        <text:list-item>
          <text:p text:style-name="P69">Habacuque questiona a Deus sobre o sofrimento injusto e a aparente impunidade dos ímpios. Deus responde afirmando que a justiça será realizada no devido tempo e que o justo viverá pela fé.</text:p>
        </text:list-item>
      </text:list>
      <text:p text:style-name="P5"><text:span text:style-name="Strong_20_Emphasis"><text:span text:style-name="T4">4. Fé em Meio à Adversidade:</text:span></text:span></text:p>
      <text:list xml:id="list504909888" text:style-name="L59">
        <text:list-item>
          <text:p text:style-name="P70">A mensagem central é a chamada à fé em meio à adversidade. Habacuque aprende a confiar em Deus mesmo quando as circunstâncias parecem desfavoráveis, destacando a importância da fé em tempos difíceis.</text:p>
        </text:list-item>
      </text:list>
      <text:p text:style-name="P5"><text:span text:style-name="Strong_20_Emphasis"><text:span text:style-name="T4">5. A Justiça de Deus Revelada:</text:span></text:span></text:p>
      <text:list xml:id="list1808899985" text:style-name="L60">
        <text:list-item>
          <text:p text:style-name="P71">O livro revela a soberania e a justiça de Deus. Habacuque reconhece que, mesmo quando não compreendemos plenamente os caminhos de Deus, Ele é digno de confiança e louvor.</text:p>
        </text:list-item>
      </text:list>
      <text:p text:style-name="P5"><text:span text:style-name="Strong_20_Emphasis"><text:span text:style-name="T4">Relevância Teológica Atual:</text:span></text:span></text:p>
      <text:list xml:id="list2026774030" text:style-name="L61">
        <text:list-item>
          <text:p text:style-name="P72">A mensagem de Habacuque ressoa em meio às incertezas e desafios da vida. A chamada à fé, mesmo quando as respostas são incompreensíveis, continua a inspirar os crentes a confiar em Deus em todos os momentos.</text:p>
        </text:list-item>
      </text:list>
      <text:p text:style-name="P5"><text:span text:style-name="Strong_20_Emphasis"><text:span text:style-name="T4">Reflexão Pessoal:</text:span></text:span></text:p>
      <text:list xml:id="list62935668" text:style-name="L62">
        <text:list-item>
          <text:p text:style-name="P73">Ao contemplar as palavras de Habacuque, somos desafiados a refletir sobre nossa própria fé em meio à adversidade e a confiar que Deus está no controle, mesmo quando não entendemos totalmente Seus propósitos.</text:p>
        </text:list-item>
      </text:list>
      <text:p text:style-name="P5"><text:span text:style-name="Strong_20_Emphasis"><text:span text:style-name="T4">Conclusão:</text:span></text:span></text:p>
      <text:list xml:id="list2488512798" text:style-name="L63">
        <text:list-item>
          <text:p text:style-name="P74">O livro de Habacuque oferece uma rica exploração teológica sobre a fé em tempos difíceis, a justiça divina e a confiança em Deus além das circunstâncias imediatas. Sua relevância transcende os séculos, proporcionando sabedoria e conforto para aqueles que buscam entender o propósito divino em meio ao sofrimento.</text:p>
        </text:list-item>
      </text:list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4">Relatório Teológico - Data: 24/11/2023</text:span></text:span></text:p>
      <text:p text:style-name="P5"><text:span text:style-name="Strong_20_Emphasis"><text:span text:style-name="T4">Tópico 1: Quem Desceu no Monte Sinai?</text:span></text:span></text:p>
      <text:list xml:id="list1345517137" text:style-name="L64">
        <text:list-item>
          <text:p text:style-name="P77"><text:span text:style-name="Emphasis"><text:span text:style-name="T4">Pergunta:</text:span></text:span> Quem desceu no Monte Sinai?</text:p>
        </text:list-item>
        <text:list-item>
          <text:p text:style-name="P78"><text:span text:style-name="Emphasis"><text:span text:style-name="T4">Resposta:</text:span></text:span> Foi o Pai.</text:p>
        </text:list-item>
      </text:list>
      <text:p text:style-name="P5"><text:span text:style-name="Strong_20_Emphasis"><text:span text:style-name="T4">Exploração Teológica:</text:span></text:span></text:p>
      <text:list xml:id="list1362622023" text:style-name="L65">
        <text:list-item>
          <text:p text:style-name="P79"><text:soft-page-break/>Este tópico aborda a presença divina no Monte Sinai, destacando o Pai como a entidade celestial que desceu para se comunicar com Moisés e transmitir os mandamentos. Essa interação revela a proximidade de Deus com Seu povo.</text:p>
        </text:list-item>
      </text:list>
      <text:p text:style-name="Horizontal_20_Line"/>
      <text:p text:style-name="P5"><text:span text:style-name="Strong_20_Emphasis"><text:span text:style-name="T4">Tópico 2: Quem Visitou Abraão?</text:span></text:span></text:p>
      <text:list xml:id="list3611691814" text:style-name="L66">
        <text:list-item>
          <text:p text:style-name="P80"><text:span text:style-name="Emphasis"><text:span text:style-name="T4">Pergunta:</text:span></text:span> Quem visitou Abraão?</text:p>
        </text:list-item>
        <text:list-item>
          <text:p text:style-name="P81"><text:span text:style-name="Emphasis"><text:span text:style-name="T4">Resposta:</text:span></text:span> Foi o Pai com Miguel e Gabriel.</text:p>
        </text:list-item>
      </text:list>
      <text:p text:style-name="P5"><text:span text:style-name="Strong_20_Emphasis"><text:span text:style-name="T4">Exploração Teológica:</text:span></text:span></text:p>
      <text:list xml:id="list3459798376" text:style-name="L67">
        <text:list-item>
          <text:p text:style-name="P82">A visita divina a Abraão é discutida, identificando a presença do Pai juntamente com os anjos Miguel e Gabriel. Isso ressalta a complexidade das interações divinas e a importância desses momentos na narrativa bíblica.</text:p>
        </text:list-item>
      </text:list>
      <text:p text:style-name="Horizontal_20_Line"/>
      <text:p text:style-name="P5"><text:span text:style-name="Strong_20_Emphasis"><text:span text:style-name="T4">Tópico 3: Antes do Início?</text:span></text:span></text:p>
      <text:list xml:id="list3119206138" text:style-name="L68">
        <text:list-item>
          <text:p text:style-name="P83"><text:span text:style-name="Emphasis"><text:span text:style-name="T4">Pergunta:</text:span></text:span> Antes do início?</text:p>
        </text:list-item>
        <text:list-item>
          <text:p text:style-name="P84"><text:span text:style-name="Emphasis"><text:span text:style-name="T4">Resposta:</text:span></text:span> O Filho foi criado pelo Pai.</text:p>
        </text:list-item>
      </text:list>
      <text:p text:style-name="P5"><text:span text:style-name="Strong_20_Emphasis"><text:span text:style-name="T4">Exploração Teológica:</text:span></text:span></text:p>
      <text:list xml:id="list2808270754" text:style-name="L69">
        <text:list-item>
          <text:p text:style-name="P85">Essa pergunta aborda a relação entre o Pai e o Filho antes da criação do mundo. Reconhece-se que o Filho foi criado pelo Pai, lançando luz sobre a natureza da Trindade e a dinâmica eterna entre as pessoas divinas.</text:p>
        </text:list-item>
      </text:list>
      <text:p text:style-name="Horizontal_20_Line"/>
      <text:p text:style-name="P5"><text:span text:style-name="Strong_20_Emphasis"><text:span text:style-name="T4">Tópico 4: O Ruach Sempre Esteve na Terra?</text:span></text:span></text:p>
      <text:list xml:id="list1654325306" text:style-name="L70">
        <text:list-item>
          <text:p text:style-name="P86"><text:span text:style-name="Emphasis"><text:span text:style-name="T4">Pergunta:</text:span></text:span> O Ruach sempre esteve na Terra?</text:p>
        </text:list-item>
        <text:list-item>
          <text:p text:style-name="P87"><text:span text:style-name="Emphasis"><text:span text:style-name="T4">Resposta:</text:span></text:span> Sim.</text:p>
        </text:list-item>
      </text:list>
      <text:p text:style-name="P5"><text:span text:style-name="Strong_20_Emphasis"><text:span text:style-name="T4">Exploração Teológica:</text:span></text:span></text:p>
      <text:list xml:id="list3556388209" text:style-name="L71">
        <text:list-item>
          <text:p text:style-name="P88">Essa pergunta examina a presença contínua do Ruach (Espírito Santo) na Terra. Reconhecendo a atuação do Espírito Santo desde o início, enfatiza-se sua presença constante e influência ao longo da história.</text:p>
        </text:list-item>
      </text:list>
      <text:p text:style-name="Horizontal_20_Line"/>
      <text:p text:style-name="P5"><text:span text:style-name="Strong_20_Emphasis"><text:span text:style-name="T4">Conclusão:</text:span></text:span></text:p>
      <text:list xml:id="list3714517438" text:style-name="L72">
        <text:list-item>
          <text:p text:style-name="P89">Este relatório abordou diversas questões teológicas relacionadas à presença divina em diferentes contextos. Cada tópico forneceu insights sobre a natureza e a ação de Deus, destacando a complexidade e a profundidade da fé cristã. A compreensão desses aspectos teológicos contribui para uma visão mais abrangente e embasada da fé.</text:p>
        </text:list-item>
      </text:list>
      <text:p text:style-name="P6"><text:soft-page-break/><text:span text:style-name="Strong_20_Emphasis"><text:span text:style-name="T4">Relatório Teológico - Data: 25/11/2023 (Atualizado com Novos Tópicos)</text:span></text:span></text:p>
      <text:p text:style-name="P5"><text:span text:style-name="Strong_20_Emphasis"><text:span text:style-name="T4">Tópico 1: Existe Tecnologia no Céu?</text:span></text:span></text:p>
      <text:list xml:id="list1979403773" text:style-name="L73">
        <text:list-item>
          <text:p text:style-name="P90"><text:span text:style-name="Emphasis"><text:span text:style-name="T4">Pergunta:</text:span></text:span> Existe tecnologia no céu?</text:p>
        </text:list-item>
        <text:list-item>
          <text:p text:style-name="P91"><text:span text:style-name="Emphasis"><text:span text:style-name="T4">Resposta:</text:span></text:span> Não, foi o inimigo quem ensinou ao ser humano.</text:p>
        </text:list-item>
      </text:list>
      <text:p text:style-name="P5"><text:span text:style-name="Strong_20_Emphasis"><text:span text:style-name="T4">Exploração Teológica:</text:span></text:span></text:p>
      <text:list xml:id="list1786212627" text:style-name="L74">
        <text:list-item>
          <text:p text:style-name="P92">Esse tópico aborda a ausência de tecnologia no céu e a sugestão de que o conhecimento tecnológico foi transmitido ao ser humano pelo inimigo. Isso destaca a distinção entre o divino e as influências negativas na evolução do conhecimento humano.</text:p>
        </text:list-item>
      </text:list>
      <text:p text:style-name="Horizontal_20_Line"/>
      <text:p text:style-name="P5"><text:span text:style-name="Strong_20_Emphasis"><text:span text:style-name="T4">Tópico 2: Abraão Viu o Rosto de Deus?</text:span></text:span></text:p>
      <text:list xml:id="list2011828887" text:style-name="L75">
        <text:list-item>
          <text:p text:style-name="P93"><text:span text:style-name="Emphasis"><text:span text:style-name="T4">Pergunta:</text:span></text:span> Abraão no encontro com Deus viu Seu rosto?</text:p>
        </text:list-item>
        <text:list-item>
          <text:p text:style-name="P94"><text:span text:style-name="Emphasis"><text:span text:style-name="T4">Resposta:</text:span></text:span> Só o Filho viu o rosto de Deus. Observação: Deus se apresentou em forma humana a Abraão.</text:p>
        </text:list-item>
      </text:list>
      <text:p text:style-name="P5"><text:span text:style-name="Strong_20_Emphasis"><text:span text:style-name="T4">Exploração Teológica:</text:span></text:span></text:p>
      <text:list xml:id="list3515998152" text:style-name="L76">
        <text:list-item>
          <text:p text:style-name="P95">Este tópico explora a limitação de Abraão em ver diretamente o rosto de Deus, ressaltando que apenas o Filho teve essa experiência. A observação destaca a manifestação divina em forma humana durante o encontro com Abraão.</text:p>
        </text:list-item>
      </text:list>
      <text:p text:style-name="Horizontal_20_Line"/>
      <text:p text:style-name="P5"><text:span text:style-name="Strong_20_Emphasis"><text:span text:style-name="T4">Tópico 3: Quem Encarnou?</text:span></text:span></text:p>
      <text:list xml:id="list413720803" text:style-name="L77">
        <text:list-item>
          <text:p text:style-name="P96"><text:span text:style-name="Emphasis"><text:span text:style-name="T4">Pergunta:</text:span></text:span> Quem encarnou?</text:p>
        </text:list-item>
        <text:list-item>
          <text:p text:style-name="P97"><text:span text:style-name="Emphasis"><text:span text:style-name="T4">Resposta:</text:span></text:span> Foi o Ruach como Filho.</text:p>
        </text:list-item>
      </text:list>
      <text:p text:style-name="P5"><text:span text:style-name="Strong_20_Emphasis"><text:span text:style-name="T4">Exploração Teológica:</text:span></text:span></text:p>
      <text:list xml:id="list1462551888" text:style-name="L78">
        <text:list-item>
          <text:p text:style-name="P98">Essa pergunta aborda a encarnação divina, sugerindo que o Espírito Santo (Ruach) encarnou como o Filho. Essa concepção destaca a unidade e a interconexão das pessoas da Trindade na realização dos propósitos divinos.</text:p>
        </text:list-item>
      </text:list>
      <text:p text:style-name="Horizontal_20_Line"/>
      <text:p text:style-name="P5"><text:span text:style-name="Strong_20_Emphasis"><text:span text:style-name="T4">Tópico 4: Rebelião no Céu?</text:span></text:span></text:p>
      <text:list xml:id="list2754638845" text:style-name="L79">
        <text:list-item>
          <text:p text:style-name="P99"><text:span text:style-name="Emphasis"><text:span text:style-name="T4">Pergunta:</text:span></text:span> Rebelião no céu?</text:p>
        </text:list-item>
        <text:list-item>
          <text:p text:style-name="P100"><text:span text:style-name="Emphasis"><text:span text:style-name="T4">Resposta:</text:span></text:span> Foi a quebra de aliança como o divórcio, sendo igual ao adultério, efeito de traição da noiva para com o noivo. Observação: O inimigo não tem verdade, apenas tem tudo de ruim e desprezível. Ele se tornou a personificação da genuína essência do mal concentrado.</text:p>
        </text:list-item>
      </text:list>
      <text:p text:style-name="P5"><text:soft-page-break/><text:span text:style-name="Strong_20_Emphasis"><text:span text:style-name="T4">Exploração Teológica:</text:span></text:span></text:p>
      <text:list xml:id="list1766561337" text:style-name="L80">
        <text:list-item>
          <text:p text:style-name="P101">Este tópico explora a rebelião no céu, utilizando analogias de quebra de aliança e divórcio. A observação destaca a natureza maligna do inimigo, que se tornou a personificação do mal concentrado.</text:p>
        </text:list-item>
      </text:list>
      <text:p text:style-name="Horizontal_20_Line"/>
      <text:p text:style-name="P5"><text:span text:style-name="Strong_20_Emphasis"><text:span text:style-name="T4">Tópico 5: Efeito do Adultério:</text:span></text:span></text:p>
      <text:list xml:id="list413195504" text:style-name="L81">
        <text:list-item>
          <text:p text:style-name="P102"><text:span text:style-name="Emphasis"><text:span text:style-name="T4">Pergunta:</text:span></text:span> Sobre o efeito do adultério?</text:p>
        </text:list-item>
        <text:list-item>
          <text:p text:style-name="P103"><text:span text:style-name="Emphasis"><text:span text:style-name="T4">Resposta:</text:span></text:span> Deus odeia o adultério e traição, pois foi o que aconteceu no céu com os anjos rebelados.</text:p>
        </text:list-item>
      </text:list>
      <text:p text:style-name="P5"><text:span text:style-name="Strong_20_Emphasis"><text:span text:style-name="T4">Exploração Teológica:</text:span></text:span></text:p>
      <text:list xml:id="list1033647982" text:style-name="L82">
        <text:list-item>
          <text:p text:style-name="P104">Essa pergunta aborda as consequências do adultério, relacionando-o à rebelião no céu. A resposta destaca a aversão de Deus a essa traição, utilizando a rebelião dos anjos como exemplo.</text:p>
        </text:list-item>
      </text:list>
      <text:p text:style-name="Horizontal_20_Line"/>
      <text:p text:style-name="P5"><text:span text:style-name="Strong_20_Emphasis"><text:span text:style-name="T4">Tópico 6: Com Quem Falamos Quando Oramos?</text:span></text:span></text:p>
      <text:list xml:id="list3094341067" text:style-name="L83">
        <text:list-item>
          <text:p text:style-name="P105"><text:span text:style-name="Emphasis"><text:span text:style-name="T4">Pergunta:</text:span></text:span> Quando nós oramos, falamos com quem?</text:p>
        </text:list-item>
        <text:list-item>
          <text:p text:style-name="P106"><text:span text:style-name="Emphasis"><text:span text:style-name="T4">Resposta:</text:span></text:span> Falamos diretamente com o Ruach; o Ruach apresenta ao Filho, ele filtra todos os assuntos e apresenta ao Pai.</text:p>
        </text:list-item>
      </text:list>
      <text:p text:style-name="P5"><text:span text:style-name="Strong_20_Emphasis"><text:span text:style-name="T4">Exploração Teológica:</text:span></text:span></text:p>
      <text:list xml:id="list2513226306" text:style-name="L84">
        <text:list-item>
          <text:p text:style-name="P107">Este tópico aborda a dinâmica da oração, sugerindo que ao orarmos, nos comunicamos diretamente com o Espírito Santo (Ruach), que atua como intermediário, apresentando nossas petições ao Filho e, posteriormente, ao Pai.</text:p>
        </text:list-item>
      </text:list>
      <text:p text:style-name="Horizontal_20_Line"/>
      <text:p text:style-name="P5"><text:span text:style-name="Strong_20_Emphasis"><text:span text:style-name="T4">Tópico 7: Dia Mais Feliz para Deus:</text:span></text:span></text:p>
      <text:list xml:id="list1679118684" text:style-name="L85">
        <text:list-item>
          <text:p text:style-name="P108"><text:span text:style-name="Emphasis"><text:span text:style-name="T4">Pergunta:</text:span></text:span> Qual foi o dia mais feliz para Deus?</text:p>
        </text:list-item>
        <text:list-item>
          <text:p text:style-name="P109"><text:span text:style-name="Emphasis"><text:span text:style-name="T4">Resposta:</text:span></text:span> Quando Deus criou a plenitude da criação. Observação: Quando o homem nega o mal e sua própria vontade para fazer o bem, Deus se alegra. Deus está procurando os verdadeiros adoradores que o adoram em espírito e em verdade.</text:p>
        </text:list-item>
      </text:list>
      <text:p text:style-name="P5"><text:span text:style-name="Strong_20_Emphasis"><text:span text:style-name="T4">Exploração Teológica:</text:span></text:span></text:p>
      <text:list xml:id="list2017316471" text:style-name="L86">
        <text:list-item>
          <text:p text:style-name="P110">Esse tópico reflete sobre o contentamento divino, indicando que o dia mais feliz para Deus foi quando Ele criou a plenitude da criação. A observação destaca a alegria de Deus quando os seres humanos escolhem fazer o bem e negar o mal, expressando verdadeira adoração.</text:p>
        </text:list-item>
      </text:list>
      <text:p text:style-name="Horizontal_20_Line"/>
      <text:p text:style-name="P5"><text:soft-page-break/><text:span text:style-name="Strong_20_Emphasis"><text:span text:style-name="T4">Conclusão:</text:span></text:span></text:p>
      <text:list xml:id="list4074768331" text:style-name="L87">
        <text:list-item>
          <text:p text:style-name="P111">Este relatório agora inclui uma exploração mais abrangente de questões teológicas, abordando temas como a oração e a alegria divina. Cada tópico contribui para uma compreensão mais rica e holística da fé cristã.</text:p>
        </text:list-item>
      </text:list>
      <text:p text:style-name="P6"><text:span text:style-name="Strong_20_Emphasis"/></text:p>
      <text:p text:style-name="P6"><text:span text:style-name="Strong_20_Emphasis"><text:span text:style-name="T4">Relatório Teológico - Data: 26/11/2023</text:span></text:span></text:p>
      <text:p text:style-name="P5"><text:span text:style-name="Strong_20_Emphasis"><text:span text:style-name="T4">Tópico 1: Sobre o Batismo</text:span></text:span></text:p>
      <text:list xml:id="list3834226269" text:style-name="L88">
        <text:list-item>
          <text:p text:style-name="P112"><text:span text:style-name="Emphasis"><text:span text:style-name="T4">Pergunta:</text:span></text:span> Sobre o batismo?</text:p>
        </text:list-item>
        <text:list-item>
          <text:p text:style-name="P113"><text:span text:style-name="Emphasis"><text:span text:style-name="T4">Resposta:</text:span></text:span> Deus chama a todos do jeito que estão, mas ao serem batizados nas águas, recebem o Espírito Santo para serem guiados.</text:p>
        </text:list-item>
      </text:list>
      <text:p text:style-name="P5"><text:span text:style-name="Strong_20_Emphasis"><text:span text:style-name="T4">Exploração Teológica:</text:span></text:span></text:p>
      <text:list xml:id="list3198021077" text:style-name="L89">
        <text:list-item>
          <text:p text:style-name="P114">Este tópico aborda a importância do batismo nas águas como um ato simbólico de aceitação da fé cristã e o recebimento do Espírito Santo para orientação divina.</text:p>
        </text:list-item>
      </text:list>
      <text:p text:style-name="Horizontal_20_Line"/>
      <text:p text:style-name="P5"><text:span text:style-name="Strong_20_Emphasis"><text:span text:style-name="T4">Tópico 2: Quem São as 2 Testemunhas do Apocalipse?</text:span></text:span></text:p>
      <text:list xml:id="list2592421435" text:style-name="L90">
        <text:list-item>
          <text:p text:style-name="P115"><text:span text:style-name="Emphasis"><text:span text:style-name="T4">Pergunta:</text:span></text:span> Quem são as duas testemunhas do Apocalipse?</text:p>
        </text:list-item>
        <text:list-item>
          <text:p text:style-name="P116"><text:span text:style-name="Emphasis"><text:span text:style-name="T4">Resposta:</text:span></text:span> Não pode ser revelado, mas já estão na terra.</text:p>
        </text:list-item>
      </text:list>
      <text:p text:style-name="P5"><text:span text:style-name="Strong_20_Emphasis"><text:span text:style-name="T4">Exploração Teológica:</text:span></text:span></text:p>
      <text:list xml:id="list1671216015" text:style-name="L91">
        <text:list-item>
          <text:p text:style-name="P117">Esse tópico aborda a misteriosa identidade das duas testemunhas mencionadas no livro do Apocalipse, indicando que sua revelação está oculta, mas que elas já estão presentes na terra.</text:p>
        </text:list-item>
      </text:list>
      <text:p text:style-name="Horizontal_20_Line"/>
      <text:p text:style-name="P5"><text:span text:style-name="Strong_20_Emphasis"><text:span text:style-name="T4">Tópico 3: Sobre o Ciclo de Dias da Criação</text:span></text:span></text:p>
      <text:list xml:id="list707634422" text:style-name="L92">
        <text:list-item>
          <text:p text:style-name="P118"><text:span text:style-name="Emphasis"><text:span text:style-name="T4">Pergunta:</text:span></text:span> Sobre o ciclo de dias da criação?</text:p>
        </text:list-item>
        <text:list-item>
          <text:p text:style-name="P119"><text:span text:style-name="Emphasis"><text:span text:style-name="T4">Resposta:</text:span></text:span> A criação ocorreu em 7 dias, correspondendo a 7 eternidades do ciclo de dias divinos.</text:p>
        </text:list-item>
      </text:list>
      <text:p text:style-name="P5"><text:span text:style-name="Strong_20_Emphasis"><text:span text:style-name="T4">Exploração Teológica:</text:span></text:span></text:p>
      <text:list xml:id="list1849775326" text:style-name="L93">
        <text:list-item>
          <text:p text:style-name="P120">Este tópico explora a interpretação do ciclo de sete dias da criação, associando esses dias a eternidades do ciclo divino. Isso destaca a natureza transcendental do tempo divino.</text:p>
        </text:list-item>
      </text:list>
      <text:p text:style-name="Horizontal_20_Line"/>
      <text:p text:style-name="P5"><text:span text:style-name="Strong_20_Emphasis"><text:span text:style-name="T4">Tópico 4: Natureza da Trindade Divina</text:span></text:span></text:p>
      <text:list xml:id="list1465807866" text:style-name="L94">
        <text:list-item>
          <text:p text:style-name="P121"><text:soft-page-break/><text:span text:style-name="Emphasis"><text:span text:style-name="T4">Pergunta:</text:span></text:span> Sobre a natureza da Trindade divina?</text:p>
        </text:list-item>
        <text:list-item>
          <text:p text:style-name="P122"><text:span text:style-name="Emphasis"><text:span text:style-name="T4">Resposta:</text:span></text:span> Deus Pai se divide em 3.</text:p>
        </text:list-item>
      </text:list>
      <text:p text:style-name="P5"><text:span text:style-name="Strong_20_Emphasis"><text:span text:style-name="T4">Exploração Teológica:</text:span></text:span></text:p>
      <text:list xml:id="list2383710041" text:style-name="L95">
        <text:list-item>
          <text:p text:style-name="P123">Esse tópico aborda a visão da Trindade divina, sugerindo que Deus Pai se divide em três entidades distintas. Essa perspectiva levanta questões sobre a compreensão tradicional da Trindade e oferece uma interpretação única.</text:p>
        </text:list-item>
      </text:list>
      <text:p text:style-name="Horizontal_20_Line"/>
      <text:p text:style-name="P5"><text:span text:style-name="Strong_20_Emphasis"><text:span text:style-name="T4">Conclusão:</text:span></text:span></text:p>
      <text:list xml:id="list492396015" text:style-name="L96">
        <text:list-item>
          <text:p text:style-name="P124">Este relatório apresentou diversas questões teológicas, abordando temas como o batismo, a identidade das testemunhas do Apocalipse, o ciclo de dias da criação e a natureza da Trindade divina. Cada tópico ofereceu uma visão específica, promovendo a reflexão e a compreensão mais profunda desses aspectos da fé cristã.</text:p>
        </text:list-item>
      </text:list>
      <text:p text:style-name="P6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0:29:42.965765399</meta:creation-date>
    <dc:date>2024-03-02T19:08:35.697909518</dc:date>
    <meta:editing-duration>PT1H3M3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9" meta:paragraph-count="301" meta:word-count="5734" meta:character-count="35826" meta:non-whitespace-character-count="30542"/>
  </office:meta>
</office:document-meta>
</file>